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08000000088BCDCF6062CA57BF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106cm" svg:stroke-color="#069a2e" draw:marker-start-width="0.359cm" draw:marker-end-width="0.359cm" draw:fill-color="#ffffff" draw:textarea-horizontal-align="justify" draw:textarea-vertical-align="middle" draw:auto-grow-height="false" fo:min-height="2.244cm" fo:min-width="3.748cm" fo:padding-top="0.178cm" fo:padding-bottom="0.178cm" fo:padding-left="0.303cm" fo:padding-right="0.303cm"/>
      <style:paragraph-properties style:writing-mode="lr-tb"/>
    </style:style>
    <style:style style:name="gr2" style:family="graphic" style:parent-style-name="standard">
      <style:graphic-properties draw:stroke="solid" svg:stroke-width="0.106cm" svg:stroke-color="#069a2e" draw:marker-start-width="0.359cm" draw:marker-end-width="0.359cm" draw:fill="bitmap" draw:fill-color="#ffffff" draw:fill-image-name="_35__20_Percent" draw:textarea-horizontal-align="justify" draw:textarea-vertical-align="middle" draw:auto-grow-height="false" fo:min-height="2.244cm" fo:min-width="3.748cm" fo:padding-top="0.178cm" fo:padding-bottom="0.178cm" fo:padding-left="0.303cm" fo:padding-right="0.303cm"/>
      <style:paragraph-properties style:writing-mode="lr-tb"/>
    </style:style>
    <style:style style:name="gr3" style:family="graphic" style:parent-style-name="objectwithoutfill">
      <style:graphic-properties draw:stroke="solid" svg:stroke-width="0.106cm" draw:marker-start-width="0.359cm" draw:marker-end-width="0.359cm" draw:fill="solid" draw:textarea-vertical-align="middle" fo:padding-top="0.178cm" fo:padding-bottom="0.178cm" fo:padding-left="0.303cm" fo:padding-right="0.303cm"/>
    </style:style>
    <style:style style:name="gr4" style:family="graphic" style:parent-style-name="standard">
      <style:graphic-properties draw:stroke="dash" draw:stroke-dash="Dashed_20__28_var_29_" svg:stroke-width="0.106cm" svg:stroke-color="#e8a202" draw:marker-start-width="0.359cm" draw:marker-end-width="0.359cm" draw:fill="none" draw:textarea-horizontal-align="justify" draw:textarea-vertical-align="middle" draw:auto-grow-height="false" fo:min-height="7.439cm" fo:min-width="9.174cm" fo:padding-top="0.178cm" fo:padding-bottom="0.178cm" fo:padding-left="0.303cm" fo:padding-right="0.303cm"/>
    </style:style>
    <style:style style:name="gr5" style:family="graphic" style:parent-style-name="standard">
      <style:graphic-properties draw:stroke="dash" draw:stroke-dash="Dashed_20__28_var_29_" svg:stroke-width="0.106cm" svg:stroke-color="#e8a202" draw:marker-start-width="0.359cm" draw:marker-end-width="0.359cm" draw:fill="none" draw:textarea-horizontal-align="justify" draw:textarea-vertical-align="middle" draw:auto-grow-height="false" fo:min-height="7.439cm" fo:min-width="4.837cm" fo:padding-top="0.178cm" fo:padding-bottom="0.178cm" fo:padding-left="0.303cm" fo:padding-right="0.303cm"/>
    </style:style>
    <style:style style:name="gr6" style:family="graphic" style:parent-style-name="standard" style:list-style-name="L1">
      <style:graphic-properties draw:stroke="none" svg:stroke-width="0.106cm" svg:stroke-color="#e8a202" draw:marker-start-width="0.359cm" draw:marker-end-width="0.359cm" draw:fill="none" draw:fill-color="#ffffff" draw:textarea-horizontal-align="justify" draw:textarea-vertical-align="middle" draw:auto-grow-height="false" fo:min-height="1.245cm" fo:min-width="2.986cm" fo:padding-top="0.178cm" fo:padding-bottom="0.178cm" fo:padding-left="0.303cm" fo:padding-right="0.303cm"/>
      <style:paragraph-properties style:writing-mode="lr-tb"/>
    </style:style>
    <style:style style:name="gr7" style:family="graphic" style:parent-style-name="standard" style:list-style-name="L1">
      <style:graphic-properties draw:stroke="none" svg:stroke-width="0.106cm" svg:stroke-color="#e8a202" draw:marker-start-width="0.359cm" draw:marker-end-width="0.359cm" draw:fill="none" draw:fill-color="#ffffff" draw:textarea-horizontal-align="justify" draw:textarea-vertical-align="middle" draw:auto-grow-height="false" fo:min-height="1.446cm" fo:min-width="4.873cm" fo:padding-top="0.178cm" fo:padding-bottom="0.178cm" fo:padding-left="0.303cm" fo:padding-right="0.303cm"/>
      <style:paragraph-properties style:writing-mode="lr-tb"/>
    </style:style>
    <style:style style:name="gr8" style:family="graphic" style:parent-style-name="standard">
      <style:graphic-properties draw:stroke="dash" svg:stroke-width="0.106cm" svg:stroke-color="#069a2e" draw:marker-start-width="0.359cm" draw:marker-end-width="0.359cm" draw:fill-color="#ffffff" draw:textarea-horizontal-align="justify" draw:textarea-vertical-align="middle" draw:auto-grow-height="false" fo:min-height="1.446cm" fo:min-width="3.095cm" fo:padding-top="0.178cm" fo:padding-bottom="0.178cm" fo:padding-left="0.303cm" fo:padding-right="0.303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393cm"/>
      <style:paragraph-properties style:writing-mode="lr-tb"/>
    </style:style>
    <style:style style:name="gr10" style:family="graphic" style:parent-style-name="standard">
      <style:graphic-properties draw:stroke="solid" svg:stroke-width="0.106cm" svg:stroke-color="#1e6a39" draw:marker-start-width="0.359cm" draw:marker-end-width="0.359cm" draw:fill-color="#ffffff" draw:textarea-horizontal-align="justify" draw:textarea-vertical-align="middle" draw:auto-grow-height="false" fo:min-height="0.918cm" fo:min-width="2.57cm" fo:padding-top="0.178cm" fo:padding-bottom="0.178cm" fo:padding-left="0.303cm" fo:padding-right="0.303cm"/>
      <style:paragraph-properties style:writing-mode="lr-tb"/>
    </style:style>
    <style:style style:name="gr11" style:family="graphic" style:parent-style-name="standard">
      <style:graphic-properties draw:stroke="solid" svg:stroke-width="0.106cm" svg:stroke-color="#158466" draw:marker-start-width="0.359cm" draw:marker-end-width="0.359cm" draw:fill-color="#ffffff" draw:textarea-horizontal-align="justify" draw:textarea-vertical-align="middle" draw:auto-grow-height="false" fo:min-height="1.45cm" fo:min-width="2.683cm" fo:padding-top="0.178cm" fo:padding-bottom="0.178cm" fo:padding-left="0.303cm" fo:padding-right="0.303cm"/>
      <style:paragraph-properties style:writing-mode="lr-tb"/>
    </style:style>
    <style:style style:name="gr12" style:family="graphic">
      <style:graphic-properties style:protect="size"/>
    </style:style>
    <style:style style:name="gr13" style:family="graphic" style:parent-style-name="standard">
      <style:graphic-properties draw:stroke="dash" draw:stroke-dash="Dot" svg:stroke-width="0.106cm" svg:stroke-color="#168253" draw:marker-start-width="0.358cm" draw:marker-end-width="0.358cm" draw:fill="none" draw:fill-color="#ffffff" draw:auto-grow-height="true" draw:auto-grow-width="false" fo:max-height="0cm" fo:min-height="9.637cm" fo:padding-top="0.177cm" fo:padding-bottom="0.177cm" fo:padding-left="0.302cm" fo:padding-right="0.302cm"/>
      <style:paragraph-properties style:writing-mode="lr-tb"/>
    </style:style>
    <style:style style:name="gr14" style:family="graphic" style:parent-style-name="standard" style:list-style-name="L1">
      <style:graphic-properties draw:stroke="solid" svg:stroke-width="0.106cm" svg:stroke-color="#168253" draw:marker-start-width="0.359cm" draw:marker-end-width="0.359cm" draw:fill-color="#ffffff" draw:textarea-horizontal-align="justify" draw:textarea-vertical-align="middle" draw:auto-grow-height="false" fo:min-height="0.843cm" fo:min-width="21.709cm" fo:padding-top="0.178cm" fo:padding-bottom="0.178cm" fo:padding-left="0.303cm" fo:padding-right="0.303cm"/>
      <style:paragraph-properties style:writing-mode="lr-tb"/>
    </style:style>
    <style:style style:name="gr15" style:family="graphic" style:parent-style-name="standard" style:list-style-name="L1">
      <style:graphic-properties draw:stroke="solid" svg:stroke-width="0.106cm" svg:stroke-color="#ed4c05" draw:marker-start-width="0.359cm" draw:marker-end-width="0.359cm" draw:fill-color="#ffffff" draw:textarea-horizontal-align="justify" draw:textarea-vertical-align="middle" draw:auto-grow-height="false" fo:min-height="3.135cm" fo:min-width="9.993cm" fo:padding-top="0.178cm" fo:padding-bottom="0.178cm" fo:padding-left="0.303cm" fo:padding-right="0.303cm"/>
      <style:paragraph-properties style:writing-mode="lr-tb"/>
    </style:style>
    <style:style style:name="gr16" style:family="graphic" style:parent-style-name="standard" style:list-style-name="L1">
      <style:graphic-properties draw:stroke="solid" svg:stroke-width="0.106cm" svg:stroke-color="#069a2e" draw:marker-start-width="0.359cm" draw:marker-end-width="0.359cm" draw:fill-color="#ffffff" draw:textarea-horizontal-align="justify" draw:textarea-vertical-align="middle" draw:auto-grow-height="false" fo:min-height="2.843cm" fo:min-width="10.143cm" fo:padding-top="0.178cm" fo:padding-bottom="0.178cm" fo:padding-left="0.303cm" fo:padding-right="0.303cm"/>
      <style:paragraph-properties style:writing-mode="lr-tb"/>
    </style:style>
    <style:style style:name="gr17" style:family="graphic" style:parent-style-name="standard" style:list-style-name="L1">
      <style:graphic-properties draw:stroke="solid" svg:stroke-width="0.106cm" svg:stroke-color="#ffffff" draw:marker-start-width="0.359cm" draw:marker-end-width="0.359cm" draw:fill-color="#ffffff" draw:textarea-horizontal-align="justify" draw:textarea-vertical-align="middle" draw:auto-grow-height="false" fo:min-height="2.244cm" fo:min-width="3.966cm" fo:padding-top="0.178cm" fo:padding-bottom="0.178cm" fo:padding-left="0.303cm" fo:padding-right="0.303cm"/>
      <style:paragraph-properties style:writing-mode="lr-tb"/>
    </style:style>
    <style:style style:name="gr18" style:family="graphic" style:parent-style-name="standard" style:list-style-name="L1">
      <style:graphic-properties draw:stroke="solid" svg:stroke-width="0.106cm" svg:stroke-color="#ffffff" draw:marker-start-width="0.359cm" draw:marker-end-width="0.359cm" draw:fill-color="#ffffff" draw:textarea-horizontal-align="justify" draw:textarea-vertical-align="middle" draw:auto-grow-height="false" fo:min-height="2.244cm" fo:min-width="3.966cm" fo:padding-top="0.178cm" fo:padding-bottom="0.178cm" fo:padding-left="0.303cm" fo:padding-right="0.303cm"/>
      <style:paragraph-properties style:writing-mode="lr-tb"/>
    </style:style>
    <style:style style:name="gr19" style:family="graphic" style:parent-style-name="standard" style:list-style-name="L1">
      <style:graphic-properties draw:stroke="solid" svg:stroke-width="0.106cm" svg:stroke-color="#ed4c05" draw:marker-start-width="0.359cm" draw:marker-end-width="0.359cm" draw:fill-color="#ffffff" draw:textarea-horizontal-align="justify" draw:textarea-vertical-align="middle" draw:auto-grow-height="false" fo:min-height="2.244cm" fo:min-width="3.966cm" fo:padding-top="0.178cm" fo:padding-bottom="0.178cm" fo:padding-left="0.303cm" fo:padding-right="0.303cm"/>
      <style:paragraph-properties style:writing-mode="lr-tb"/>
    </style:style>
    <style:style style:name="gr20" style:family="graphic" style:parent-style-name="standard" style:list-style-name="L1">
      <style:graphic-properties draw:stroke="solid" svg:stroke-width="0.106cm" svg:stroke-color="#069a2e" draw:marker-start-width="0.359cm" draw:marker-end-width="0.359cm" draw:fill-color="#ffffff" draw:textarea-horizontal-align="justify" draw:textarea-vertical-align="middle" draw:auto-grow-height="false" fo:min-height="2.843cm" fo:min-width="10.497cm" fo:padding-top="0.178cm" fo:padding-bottom="0.178cm" fo:padding-left="0.303cm" fo:padding-right="0.303cm"/>
      <style:paragraph-properties style:writing-mode="lr-tb"/>
    </style:style>
    <style:style style:name="gr21" style:family="graphic" style:parent-style-name="standard" style:list-style-name="L1">
      <style:graphic-properties draw:stroke="solid" svg:stroke-width="0.106cm" svg:stroke-color="#ffffff" draw:marker-start-width="0.359cm" draw:marker-end-width="0.359cm" draw:fill-color="#ffffff" draw:textarea-horizontal-align="justify" draw:textarea-vertical-align="middle" draw:auto-grow-height="false" fo:min-height="2.244cm" fo:min-width="3.966cm" fo:padding-top="0.178cm" fo:padding-bottom="0.178cm" fo:padding-left="0.303cm" fo:padding-right="0.303cm"/>
      <style:paragraph-properties style:writing-mode="lr-tb"/>
    </style:style>
    <style:style style:name="gr22" style:family="graphic" style:parent-style-name="standard">
      <style:graphic-properties draw:textarea-horizontal-align="justify" draw:textarea-vertical-align="middle" draw:auto-grow-height="false" fo:min-height="0.916cm" fo:min-width="0cm"/>
    </style:style>
    <style:style style:name="gr23" style:family="graphic" style:parent-style-name="standard" style:list-style-name="L1">
      <style:graphic-properties draw:stroke="solid" svg:stroke-width="0.106cm" svg:stroke-color="#ff860d" draw:marker-start-width="0.359cm" draw:marker-end-width="0.359cm" draw:fill-color="#ffffff" draw:textarea-horizontal-align="justify" draw:textarea-vertical-align="middle" draw:auto-grow-height="false" fo:min-height="6.043cm" fo:min-width="10.606cm" fo:padding-top="0.178cm" fo:padding-bottom="0.178cm" fo:padding-left="0.303cm" fo:padding-right="0.303cm"/>
      <style:paragraph-properties style:writing-mode="lr-tb"/>
    </style:style>
    <style:style style:name="gr24" style:family="graphic" style:parent-style-name="standard" style:list-style-name="L1">
      <style:graphic-properties draw:stroke="none" svg:stroke-width="0.106cm" svg:stroke-color="#ffffff" draw:marker-start-width="0.359cm" draw:marker-end-width="0.359cm" draw:fill="none" draw:fill-color="#ffffff" draw:textarea-horizontal-align="justify" draw:textarea-vertical-align="middle" draw:auto-grow-height="false" fo:min-height="2.244cm" fo:min-width="3.966cm" fo:padding-top="0.178cm" fo:padding-bottom="0.178cm" fo:padding-left="0.303cm" fo:padding-right="0.303cm"/>
      <style:paragraph-properties style:writing-mode="lr-tb"/>
    </style:style>
    <style:style style:name="gr25" style:family="graphic" style:parent-style-name="standard">
      <style:graphic-properties draw:textarea-horizontal-align="justify" draw:textarea-vertical-align="middle" draw:auto-grow-height="false" fo:min-height="0cm" fo:min-width="7.287cm"/>
    </style:style>
    <style:style style:name="gr26" style:family="graphic" style:parent-style-name="standard">
      <style:graphic-properties draw:textarea-horizontal-align="justify" draw:textarea-vertical-align="middle" draw:auto-grow-height="false" fo:min-height="0cm" fo:min-width="0.98cm"/>
    </style:style>
    <style:style style:name="gr27" style:family="graphic" style:parent-style-name="standard">
      <style:graphic-properties draw:textarea-horizontal-align="justify" draw:textarea-vertical-align="middle" draw:auto-grow-height="false" fo:min-height="1.005cm" fo:min-width="0cm"/>
    </style:style>
    <style:style style:name="gr28" style:family="graphic" style:parent-style-name="standard" style:list-style-name="L1">
      <style:graphic-properties draw:stroke="dash" draw:stroke-dash="Dot" svg:stroke-width="0.106cm" svg:stroke-color="#2a6099" draw:marker-start-width="0.359cm" draw:marker-end-width="0.359cm" draw:fill="none" draw:fill-color="#ffffff" draw:textarea-horizontal-align="justify" draw:textarea-vertical-align="middle" draw:auto-grow-height="false" fo:min-height="14.242cm" fo:min-width="10.779cm" fo:padding-top="0.178cm" fo:padding-bottom="0.178cm" fo:padding-left="0.303cm" fo:padding-right="0.303cm"/>
      <style:paragraph-properties style:writing-mode="lr-tb"/>
    </style:style>
    <style:style style:name="gr29" style:family="graphic" style:parent-style-name="standard" style:list-style-name="L1">
      <style:graphic-properties draw:stroke="solid" svg:stroke-width="0.106cm" svg:stroke-color="#ffffff" draw:marker-start-width="0.359cm" draw:marker-end-width="0.359cm" draw:fill-color="#ffffff" draw:textarea-horizontal-align="justify" draw:textarea-vertical-align="middle" draw:auto-grow-height="false" fo:min-height="2.244cm" fo:min-width="3.531cm" fo:padding-top="0.178cm" fo:padding-bottom="0.178cm" fo:padding-left="0.303cm" fo:padding-right="0.303cm"/>
      <style:paragraph-properties style:writing-mode="lr-tb"/>
    </style:style>
    <style:style style:name="gr30" style:family="graphic" style:parent-style-name="standard" style:list-style-name="L1">
      <style:graphic-properties draw:stroke="dash" draw:stroke-dash="Dot" svg:stroke-width="0.106cm" svg:stroke-color="#2a6099" draw:marker-start-width="0.359cm" draw:marker-end-width="0.359cm" draw:fill="none" draw:fill-color="#ffffff" draw:textarea-horizontal-align="justify" draw:textarea-vertical-align="middle" draw:auto-grow-height="false" fo:min-height="14.242cm" fo:min-width="16.849cm" fo:padding-top="0.178cm" fo:padding-bottom="0.178cm" fo:padding-left="0.303cm" fo:padding-right="0.303cm"/>
      <style:paragraph-properties style:writing-mode="lr-tb"/>
    </style:style>
    <style:style style:name="gr31" style:family="graphic" style:parent-style-name="standard" style:list-style-name="L1">
      <style:graphic-properties draw:stroke="solid" svg:stroke-width="0.106cm" svg:stroke-color="#ffffff" draw:marker-start-width="0.359cm" draw:marker-end-width="0.359cm" draw:fill-color="#ffffff" draw:textarea-horizontal-align="justify" draw:textarea-vertical-align="middle" draw:auto-grow-height="false" fo:min-height="2.244cm" fo:min-width="3.531cm" fo:padding-top="0.178cm" fo:padding-bottom="0.178cm" fo:padding-left="0.303cm" fo:padding-right="0.303cm"/>
      <style:paragraph-properties style:writing-mode="lr-tb"/>
    </style:style>
    <style:style style:name="gr32" style:family="graphic" style:parent-style-name="standard">
      <style:graphic-properties draw:textarea-horizontal-align="justify" draw:textarea-vertical-align="middle" draw:auto-grow-height="false" fo:min-height="0.843cm" fo:min-width="0cm"/>
    </style:style>
    <style:style style:name="gr33" style:family="graphic" style:parent-style-name="standard" style:list-style-name="L1">
      <style:graphic-properties draw:stroke="solid" svg:stroke-width="0.106cm" svg:stroke-color="#ed4c05" draw:marker-start-width="0.359cm" draw:marker-end-width="0.359cm" draw:fill-color="#ffffff" draw:textarea-horizontal-align="justify" draw:textarea-vertical-align="middle" draw:auto-grow-height="false" fo:min-height="3.135cm" fo:min-width="7.616cm" fo:padding-top="0.178cm" fo:padding-bottom="0.178cm" fo:padding-left="0.303cm" fo:padding-right="0.303cm"/>
      <style:paragraph-properties style:writing-mode="lr-tb"/>
    </style:style>
    <style:style style:name="gr34" style:family="graphic" style:parent-style-name="standard" style:list-style-name="L1">
      <style:graphic-properties draw:stroke="none" svg:stroke-width="0.106cm" svg:stroke-color="#ffffff" draw:marker-start-width="0.359cm" draw:marker-end-width="0.359cm" draw:fill="none" draw:fill-color="#ffffff" draw:textarea-horizontal-align="justify" draw:textarea-vertical-align="middle" draw:auto-grow-height="false" fo:min-height="2.244cm" fo:min-width="3.966cm" fo:padding-top="0.178cm" fo:padding-bottom="0.178cm" fo:padding-left="0.303cm" fo:padding-right="0.303cm"/>
      <style:paragraph-properties style:writing-mode="lr-tb"/>
    </style:style>
    <style:style style:name="gr35" style:family="graphic" style:parent-style-name="standard" style:list-style-name="L1">
      <style:graphic-properties draw:stroke="solid" svg:stroke-width="0.106cm" svg:stroke-color="#ed4c05" draw:marker-start-width="0.359cm" draw:marker-end-width="0.359cm" draw:fill-color="#ffffff" draw:textarea-horizontal-align="justify" draw:textarea-vertical-align="middle" draw:auto-grow-height="false" fo:min-height="2.244cm" fo:min-width="3.714cm" fo:padding-top="0.178cm" fo:padding-bottom="0.178cm" fo:padding-left="0.303cm" fo:padding-right="0.303cm"/>
      <style:paragraph-properties style:writing-mode="lr-tb"/>
    </style:style>
    <style:style style:name="gr36" style:family="graphic" style:parent-style-name="standard" style:list-style-name="L1">
      <style:graphic-properties draw:stroke="solid" svg:stroke-width="0.106cm" svg:stroke-color="#ff860d" draw:marker-start-width="0.359cm" draw:marker-end-width="0.359cm" draw:fill-color="#ffffff" draw:textarea-horizontal-align="justify" draw:textarea-vertical-align="middle" draw:auto-grow-height="false" fo:min-height="2.244cm" fo:min-width="4.877cm" fo:padding-top="0.178cm" fo:padding-bottom="0.178cm" fo:padding-left="0.303cm" fo:padding-right="0.303cm"/>
      <style:paragraph-properties style:writing-mode="lr-tb"/>
    </style:style>
    <style:style style:name="gr37" style:family="graphic" style:parent-style-name="standard">
      <style:graphic-properties draw:textarea-horizontal-align="justify" draw:textarea-vertical-align="middle" draw:auto-grow-height="false" fo:min-height="0cm" fo:min-width="0.938cm"/>
    </style:style>
    <style:style style:name="gr38" style:family="graphic" style:parent-style-name="standard" style:list-style-name="L1">
      <style:graphic-properties draw:stroke="solid" svg:stroke-width="0.106cm" svg:stroke-color="#00a933" draw:marker-start-width="0.359cm" draw:marker-end-width="0.359cm" draw:fill-color="#ffffff" draw:textarea-horizontal-align="justify" draw:textarea-vertical-align="middle" draw:auto-grow-height="false" fo:min-height="2.244cm" fo:min-width="5.054cm" fo:padding-top="0.178cm" fo:padding-bottom="0.178cm" fo:padding-left="0.303cm" fo:padding-right="0.303cm"/>
      <style:paragraph-properties style:writing-mode="lr-tb"/>
    </style:style>
    <style:style style:name="gr39" style:family="graphic" style:parent-style-name="standard">
      <style:graphic-properties draw:textarea-horizontal-align="justify" draw:textarea-vertical-align="middle" draw:auto-grow-height="false" fo:min-height="0cm" fo:min-width="0.514cm"/>
    </style:style>
    <style:style style:name="gr40" style:family="graphic" style:parent-style-name="standard" style:list-style-name="L1">
      <style:graphic-properties draw:stroke="solid" svg:stroke-width="0.106cm" svg:stroke-color="#111111" draw:marker-start-width="0.359cm" draw:marker-end-width="0.359cm" draw:fill-color="#ffffff" draw:textarea-horizontal-align="justify" draw:textarea-vertical-align="middle" draw:auto-grow-height="false" fo:min-height="2.244cm" fo:min-width="2.694cm" fo:padding-top="0.178cm" fo:padding-bottom="0.178cm" fo:padding-left="0.303cm" fo:padding-right="0.303cm"/>
      <style:paragraph-properties style:writing-mode="lr-tb"/>
    </style:style>
    <style:style style:name="gr41" style:family="graphic" style:parent-style-name="standard" style:list-style-name="L1">
      <style:graphic-properties draw:stroke="dash" draw:stroke-dash="Ultrafine_20_Dashed" svg:stroke-width="0.106cm" svg:stroke-color="#355269" draw:marker-start-width="0.359cm" draw:marker-end-width="0.359cm" draw:fill-color="#ffffff" draw:textarea-horizontal-align="justify" draw:textarea-vertical-align="middle" draw:auto-grow-height="false" fo:min-height="1.444cm" fo:min-width="3.966cm" fo:padding-top="0.178cm" fo:padding-bottom="0.178cm" fo:padding-left="0.303cm" fo:padding-right="0.303cm"/>
      <style:paragraph-properties style:writing-mode="lr-tb"/>
    </style:style>
    <style:style style:name="gr42" style:family="graphic" style:parent-style-name="standard" style:list-style-name="L1">
      <style:graphic-properties draw:stroke="solid" svg:stroke-width="0.106cm" svg:stroke-color="#111111" draw:marker-start-width="0.359cm" draw:marker-end-width="0.359cm" draw:fill-color="#ffffff" draw:textarea-horizontal-align="justify" draw:textarea-vertical-align="middle" draw:auto-grow-height="false" fo:min-height="2.244cm" fo:min-width="2.694cm" fo:padding-top="0.178cm" fo:padding-bottom="0.178cm" fo:padding-left="0.303cm" fo:padding-right="0.303cm"/>
      <style:paragraph-properties style:writing-mode="lr-tb"/>
    </style:style>
    <style:style style:name="gr43" style:family="graphic" style:parent-style-name="standard">
      <style:graphic-properties draw:textarea-horizontal-align="justify" draw:textarea-vertical-align="middle" draw:auto-grow-height="false" fo:min-height="1.433cm" fo:min-width="0cm"/>
    </style:style>
    <style:style style:name="gr44" style:family="graphic" style:parent-style-name="standard" style:list-style-name="L1">
      <style:graphic-properties svg:stroke-width="0.106cm" draw:marker-start-width="0.358cm" draw:marker-end-width="0.358cm" draw:fill="none" draw:textarea-horizontal-align="justify" draw:textarea-vertical-align="middle" draw:auto-grow-height="false" fo:min-height="2.771cm" fo:min-width="3.697cm" fo:padding-top="0.177cm" fo:padding-bottom="0.177cm" fo:padding-left="0.302cm" fo:padding-right="0.302cm"/>
      <style:paragraph-properties style:writing-mode="lr-tb"/>
    </style:style>
    <style:style style:name="gr45" style:family="graphic" style:parent-style-name="standard" style:list-style-name="L1">
      <style:graphic-properties draw:stroke="solid" svg:stroke-width="0.106cm" svg:stroke-color="#ff860d" draw:marker-start-width="0.359cm" draw:marker-end-width="0.359cm" draw:fill-color="#ffffff" draw:textarea-horizontal-align="justify" draw:textarea-vertical-align="middle" draw:auto-grow-height="false" fo:min-height="3.35cm" fo:min-width="3.966cm" fo:padding-top="0.178cm" fo:padding-bottom="0.178cm" fo:padding-left="0.303cm" fo:padding-right="0.303cm"/>
      <style:paragraph-properties style:writing-mode="lr-tb"/>
    </style:style>
    <style:style style:name="gr46" style:family="graphic" style:parent-style-name="standard" style:list-style-name="L1">
      <style:graphic-properties draw:stroke="solid" svg:stroke-width="0.106cm" svg:stroke-color="#111111" draw:marker-start-width="0.359cm" draw:marker-end-width="0.359cm" draw:fill-color="#ffffff" draw:textarea-horizontal-align="justify" draw:textarea-vertical-align="middle" draw:auto-grow-height="false" fo:min-height="1.844cm" fo:min-width="2.294cm" fo:padding-top="0.178cm" fo:padding-bottom="0.178cm" fo:padding-left="0.303cm" fo:padding-right="0.303cm"/>
      <style:paragraph-properties style:writing-mode="lr-tb"/>
    </style:style>
    <style:style style:name="gr47" style:family="graphic" style:parent-style-name="standard" style:list-style-name="L1">
      <style:graphic-properties draw:stroke="solid" svg:stroke-width="0.106cm" svg:stroke-color="#111111" draw:marker-start-width="0.359cm" draw:marker-end-width="0.359cm" draw:fill-color="#ffffff" draw:textarea-horizontal-align="justify" draw:textarea-vertical-align="middle" draw:auto-grow-height="false" fo:min-height="1.844cm" fo:min-width="2.294cm" fo:padding-top="0.178cm" fo:padding-bottom="0.178cm" fo:padding-left="0.303cm" fo:padding-right="0.303cm"/>
      <style:paragraph-properties style:writing-mode="lr-tb"/>
    </style:style>
    <style:style style:name="gr48" style:family="graphic" style:parent-style-name="standard" style:list-style-name="L1">
      <style:graphic-properties draw:stroke="solid" svg:stroke-width="0.106cm" svg:stroke-color="#00a933" draw:marker-start-width="0.359cm" draw:marker-end-width="0.359cm" draw:fill-color="#ffffff" draw:textarea-horizontal-align="justify" draw:textarea-vertical-align="middle" draw:auto-grow-height="false" fo:min-height="2.244cm" fo:min-width="5.054cm" fo:padding-top="0.178cm" fo:padding-bottom="0.178cm" fo:padding-left="0.303cm" fo:padding-right="0.303cm"/>
      <style:paragraph-properties style:writing-mode="lr-tb"/>
    </style:style>
    <style:style style:name="gr49" style:family="graphic" style:parent-style-name="standard" style:list-style-name="L1">
      <style:graphic-properties draw:stroke="solid" svg:stroke-width="0.106cm" svg:stroke-color="#111111" draw:marker-start-width="0.359cm" draw:marker-end-width="0.359cm" draw:fill-color="#ffffff" draw:textarea-horizontal-align="justify" draw:textarea-vertical-align="middle" draw:auto-grow-height="false" fo:min-height="1.739cm" fo:min-width="2.792cm" fo:padding-top="0.178cm" fo:padding-bottom="0.178cm" fo:padding-left="0.303cm" fo:padding-right="0.303cm"/>
      <style:paragraph-properties style:writing-mode="lr-tb"/>
    </style:style>
    <style:style style:name="gr50" style:family="graphic" style:parent-style-name="standard" style:list-style-name="L1">
      <style:graphic-properties draw:stroke="dash" draw:stroke-dash="Dot" svg:stroke-width="0.106cm" svg:stroke-color="#2a6099" draw:marker-start-width="0.359cm" draw:marker-end-width="0.359cm" draw:fill="bitmap" draw:fill-color="#ffffff" draw:fill-image-name="_35__20_Percent" draw:textarea-horizontal-align="justify" draw:textarea-vertical-align="middle" draw:auto-grow-height="false" fo:min-height="14.242cm" fo:min-width="16.849cm" fo:padding-top="0.178cm" fo:padding-bottom="0.178cm" fo:padding-left="0.303cm" fo:padding-right="0.303cm"/>
      <style:paragraph-properties style:writing-mode="lr-tb"/>
    </style:style>
    <style:style style:name="gr51" style:family="graphic" style:parent-style-name="standard" style:list-style-name="L1">
      <style:graphic-properties draw:stroke="solid" svg:stroke-width="0.106cm" svg:stroke-color="#ffffff" draw:marker-start-width="0.359cm" draw:marker-end-width="0.359cm" draw:fill="solid" draw:fill-color="#ffffff" draw:textarea-horizontal-align="justify" draw:textarea-vertical-align="middle" draw:auto-grow-height="false" fo:min-height="2.244cm" fo:min-width="4.894cm" fo:padding-top="0.178cm" fo:padding-bottom="0.178cm" fo:padding-left="0.303cm" fo:padding-right="0.303cm"/>
      <style:paragraph-properties style:writing-mode="lr-tb"/>
    </style:style>
    <style:style style:name="gr52" style:family="graphic" style:parent-style-name="standard" style:list-style-name="L1">
      <style:graphic-properties draw:stroke="solid" svg:stroke-width="0.106cm" svg:stroke-color="#ed4c05" draw:marker-start-width="0.359cm" draw:marker-end-width="0.359cm" draw:fill-color="#ffffff" draw:textarea-horizontal-align="justify" draw:textarea-vertical-align="middle" draw:auto-grow-height="false" fo:min-height="3.135cm" fo:min-width="9.993cm" fo:padding-top="0.178cm" fo:padding-bottom="0.178cm" fo:padding-left="0.303cm" fo:padding-right="0.303cm"/>
      <style:paragraph-properties style:writing-mode="lr-tb"/>
    </style:style>
    <style:style style:name="gr53" style:family="graphic" style:parent-style-name="standard" style:list-style-name="L1">
      <style:graphic-properties draw:stroke="solid" svg:stroke-width="0.106cm" svg:stroke-color="#069a2e" draw:marker-start-width="0.359cm" draw:marker-end-width="0.359cm" draw:fill-color="#ffffff" draw:textarea-horizontal-align="justify" draw:textarea-vertical-align="middle" draw:auto-grow-height="false" fo:min-height="2.843cm" fo:min-width="10.143cm" fo:padding-top="0.178cm" fo:padding-bottom="0.178cm" fo:padding-left="0.303cm" fo:padding-right="0.303cm"/>
      <style:paragraph-properties style:writing-mode="lr-tb"/>
    </style:style>
    <style:style style:name="gr54" style:family="graphic" style:parent-style-name="standard" style:list-style-name="L1">
      <style:graphic-properties draw:stroke="solid" svg:stroke-width="0.106cm" svg:stroke-color="#ffffff" draw:marker-start-width="0.359cm" draw:marker-end-width="0.359cm" draw:fill-color="#ffffff" draw:textarea-horizontal-align="justify" draw:textarea-vertical-align="middle" draw:auto-grow-height="false" fo:min-height="2.244cm" fo:min-width="3.966cm" fo:padding-top="0.178cm" fo:padding-bottom="0.178cm" fo:padding-left="0.303cm" fo:padding-right="0.303cm"/>
      <style:paragraph-properties style:writing-mode="lr-tb"/>
    </style:style>
    <style:style style:name="gr55" style:family="graphic" style:parent-style-name="standard" style:list-style-name="L1">
      <style:graphic-properties draw:stroke="solid" svg:stroke-width="0.106cm" svg:stroke-color="#ffffff" draw:marker-start-width="0.359cm" draw:marker-end-width="0.359cm" draw:fill-color="#ffffff" draw:textarea-horizontal-align="justify" draw:textarea-vertical-align="middle" draw:auto-grow-height="false" fo:min-height="2.244cm" fo:min-width="3.966cm" fo:padding-top="0.178cm" fo:padding-bottom="0.178cm" fo:padding-left="0.303cm" fo:padding-right="0.303cm"/>
      <style:paragraph-properties style:writing-mode="lr-tb"/>
    </style:style>
    <style:style style:name="gr56" style:family="graphic" style:parent-style-name="standard" style:list-style-name="L1">
      <style:graphic-properties draw:stroke="solid" svg:stroke-width="0.106cm" svg:stroke-color="#ed4c05" draw:marker-start-width="0.359cm" draw:marker-end-width="0.359cm" draw:fill-color="#ffffff" draw:textarea-horizontal-align="justify" draw:textarea-vertical-align="middle" draw:auto-grow-height="false" fo:min-height="2.244cm" fo:min-width="3.966cm" fo:padding-top="0.178cm" fo:padding-bottom="0.178cm" fo:padding-left="0.303cm" fo:padding-right="0.303cm"/>
      <style:paragraph-properties style:writing-mode="lr-tb"/>
    </style:style>
    <style:style style:name="gr57" style:family="graphic" style:parent-style-name="standard" style:list-style-name="L1">
      <style:graphic-properties draw:stroke="solid" svg:stroke-width="0.106cm" svg:stroke-color="#069a2e" draw:marker-start-width="0.359cm" draw:marker-end-width="0.359cm" draw:fill-color="#ffffff" draw:textarea-horizontal-align="justify" draw:textarea-vertical-align="middle" draw:auto-grow-height="false" fo:min-height="2.843cm" fo:min-width="10.497cm" fo:padding-top="0.178cm" fo:padding-bottom="0.178cm" fo:padding-left="0.303cm" fo:padding-right="0.303cm"/>
      <style:paragraph-properties style:writing-mode="lr-tb"/>
    </style:style>
    <style:style style:name="gr58" style:family="graphic" style:parent-style-name="standard" style:list-style-name="L1">
      <style:graphic-properties draw:stroke="solid" svg:stroke-width="0.106cm" svg:stroke-color="#ffffff" draw:marker-start-width="0.359cm" draw:marker-end-width="0.359cm" draw:fill-color="#ffffff" draw:textarea-horizontal-align="justify" draw:textarea-vertical-align="middle" draw:auto-grow-height="false" fo:min-height="2.244cm" fo:min-width="3.966cm" fo:padding-top="0.178cm" fo:padding-bottom="0.178cm" fo:padding-left="0.303cm" fo:padding-right="0.303cm"/>
      <style:paragraph-properties style:writing-mode="lr-tb"/>
    </style:style>
    <style:style style:name="gr59" style:family="graphic" style:parent-style-name="standard" style:list-style-name="L1">
      <style:graphic-properties draw:stroke="solid" svg:stroke-width="0.106cm" svg:stroke-color="#ff860d" draw:marker-start-width="0.359cm" draw:marker-end-width="0.359cm" draw:fill-color="#ffffff" draw:textarea-horizontal-align="justify" draw:textarea-vertical-align="middle" draw:auto-grow-height="false" fo:min-height="6.043cm" fo:min-width="10.606cm" fo:padding-top="0.178cm" fo:padding-bottom="0.178cm" fo:padding-left="0.303cm" fo:padding-right="0.303cm"/>
      <style:paragraph-properties style:writing-mode="lr-tb"/>
    </style:style>
    <style:style style:name="gr60" style:family="graphic" style:parent-style-name="standard" style:list-style-name="L1">
      <style:graphic-properties draw:stroke="none" svg:stroke-width="0.106cm" svg:stroke-color="#ffffff" draw:marker-start-width="0.359cm" draw:marker-end-width="0.359cm" draw:fill="none" draw:fill-color="#ffffff" draw:textarea-horizontal-align="justify" draw:textarea-vertical-align="middle" draw:auto-grow-height="false" fo:min-height="2.244cm" fo:min-width="3.966cm" fo:padding-top="0.178cm" fo:padding-bottom="0.178cm" fo:padding-left="0.303cm" fo:padding-right="0.303cm"/>
      <style:paragraph-properties style:writing-mode="lr-tb"/>
    </style:style>
    <style:style style:name="gr61" style:family="graphic" style:parent-style-name="standard" style:list-style-name="L1">
      <style:graphic-properties draw:stroke="dash" draw:stroke-dash="Dot" svg:stroke-width="0.106cm" svg:stroke-color="#2a6099" draw:marker-start-width="0.359cm" draw:marker-end-width="0.359cm" draw:fill="none" draw:fill-color="#ffffff" draw:textarea-horizontal-align="justify" draw:textarea-vertical-align="middle" draw:auto-grow-height="false" fo:min-height="14.242cm" fo:min-width="10.779cm" fo:padding-top="0.178cm" fo:padding-bottom="0.178cm" fo:padding-left="0.303cm" fo:padding-right="0.303cm"/>
      <style:paragraph-properties style:writing-mode="lr-tb"/>
    </style:style>
    <style:style style:name="gr62" style:family="graphic" style:parent-style-name="standard" style:list-style-name="L1">
      <style:graphic-properties draw:stroke="solid" svg:stroke-width="0.106cm" svg:stroke-color="#ffffff" draw:marker-start-width="0.359cm" draw:marker-end-width="0.359cm" draw:fill-color="#ffffff" draw:textarea-horizontal-align="justify" draw:textarea-vertical-align="middle" draw:auto-grow-height="false" fo:min-height="2.244cm" fo:min-width="3.531cm" fo:padding-top="0.178cm" fo:padding-bottom="0.178cm" fo:padding-left="0.303cm" fo:padding-right="0.303cm"/>
      <style:paragraph-properties style:writing-mode="lr-tb"/>
    </style:style>
    <style:style style:name="gr63" style:family="graphic" style:parent-style-name="standard" style:list-style-name="L1">
      <style:graphic-properties draw:stroke="solid" svg:stroke-width="0.106cm" svg:stroke-color="#ed4c05" draw:marker-start-width="0.359cm" draw:marker-end-width="0.359cm" draw:fill-color="#ffffff" draw:textarea-horizontal-align="justify" draw:textarea-vertical-align="middle" draw:auto-grow-height="false" fo:min-height="3.135cm" fo:min-width="7.616cm" fo:padding-top="0.178cm" fo:padding-bottom="0.178cm" fo:padding-left="0.303cm" fo:padding-right="0.303cm"/>
      <style:paragraph-properties style:writing-mode="lr-tb"/>
    </style:style>
    <style:style style:name="gr64" style:family="graphic" style:parent-style-name="standard" style:list-style-name="L1">
      <style:graphic-properties draw:stroke="none" svg:stroke-width="0.106cm" svg:stroke-color="#ffffff" draw:marker-start-width="0.359cm" draw:marker-end-width="0.359cm" draw:fill="none" draw:fill-color="#ffffff" draw:textarea-horizontal-align="justify" draw:textarea-vertical-align="middle" draw:auto-grow-height="false" fo:min-height="2.244cm" fo:min-width="3.966cm" fo:padding-top="0.178cm" fo:padding-bottom="0.178cm" fo:padding-left="0.303cm" fo:padding-right="0.303cm"/>
      <style:paragraph-properties style:writing-mode="lr-tb"/>
    </style:style>
    <style:style style:name="gr65" style:family="graphic" style:parent-style-name="standard" style:list-style-name="L1">
      <style:graphic-properties draw:stroke="solid" svg:stroke-width="0.106cm" svg:stroke-color="#ed4c05" draw:marker-start-width="0.359cm" draw:marker-end-width="0.359cm" draw:fill-color="#ffffff" draw:textarea-horizontal-align="justify" draw:textarea-vertical-align="middle" draw:auto-grow-height="false" fo:min-height="2.244cm" fo:min-width="3.714cm" fo:padding-top="0.178cm" fo:padding-bottom="0.178cm" fo:padding-left="0.303cm" fo:padding-right="0.303cm"/>
      <style:paragraph-properties style:writing-mode="lr-tb"/>
    </style:style>
    <style:style style:name="gr66" style:family="graphic" style:parent-style-name="standard" style:list-style-name="L1">
      <style:graphic-properties draw:stroke="solid" svg:stroke-width="0.106cm" svg:stroke-color="#ff860d" draw:marker-start-width="0.359cm" draw:marker-end-width="0.359cm" draw:fill-color="#ffffff" draw:textarea-horizontal-align="justify" draw:textarea-vertical-align="middle" draw:auto-grow-height="false" fo:min-height="2.244cm" fo:min-width="4.877cm" fo:padding-top="0.178cm" fo:padding-bottom="0.178cm" fo:padding-left="0.303cm" fo:padding-right="0.303cm"/>
      <style:paragraph-properties style:writing-mode="lr-tb"/>
    </style:style>
    <style:style style:name="gr67" style:family="graphic" style:parent-style-name="standard" style:list-style-name="L1">
      <style:graphic-properties draw:stroke="solid" svg:stroke-width="0.106cm" svg:stroke-color="#00a933" draw:marker-start-width="0.359cm" draw:marker-end-width="0.359cm" draw:fill-color="#ffffff" draw:textarea-horizontal-align="justify" draw:textarea-vertical-align="middle" draw:auto-grow-height="false" fo:min-height="2.244cm" fo:min-width="5.054cm" fo:padding-top="0.178cm" fo:padding-bottom="0.178cm" fo:padding-left="0.303cm" fo:padding-right="0.303cm"/>
      <style:paragraph-properties style:writing-mode="lr-tb"/>
    </style:style>
    <style:style style:name="gr68" style:family="graphic" style:parent-style-name="standard" style:list-style-name="L1">
      <style:graphic-properties draw:stroke="solid" svg:stroke-width="0.106cm" svg:stroke-color="#111111" draw:marker-start-width="0.359cm" draw:marker-end-width="0.359cm" draw:fill-color="#ffffff" draw:textarea-horizontal-align="justify" draw:textarea-vertical-align="middle" draw:auto-grow-height="false" fo:min-height="2.244cm" fo:min-width="2.694cm" fo:padding-top="0.178cm" fo:padding-bottom="0.178cm" fo:padding-left="0.303cm" fo:padding-right="0.303cm"/>
      <style:paragraph-properties style:writing-mode="lr-tb"/>
    </style:style>
    <style:style style:name="gr69" style:family="graphic" style:parent-style-name="standard" style:list-style-name="L1">
      <style:graphic-properties draw:stroke="dash" draw:stroke-dash="Ultrafine_20_Dashed" svg:stroke-width="0.106cm" svg:stroke-color="#355269" draw:marker-start-width="0.359cm" draw:marker-end-width="0.359cm" draw:fill-color="#ffffff" draw:textarea-horizontal-align="justify" draw:textarea-vertical-align="middle" draw:auto-grow-height="false" fo:min-height="1.444cm" fo:min-width="3.966cm" fo:padding-top="0.178cm" fo:padding-bottom="0.178cm" fo:padding-left="0.303cm" fo:padding-right="0.303cm"/>
      <style:paragraph-properties style:writing-mode="lr-tb"/>
    </style:style>
    <style:style style:name="gr70" style:family="graphic" style:parent-style-name="standard" style:list-style-name="L1">
      <style:graphic-properties draw:stroke="solid" svg:stroke-width="0.106cm" svg:stroke-color="#111111" draw:marker-start-width="0.359cm" draw:marker-end-width="0.359cm" draw:fill-color="#ffffff" draw:textarea-horizontal-align="justify" draw:textarea-vertical-align="middle" draw:auto-grow-height="false" fo:min-height="2.244cm" fo:min-width="2.694cm" fo:padding-top="0.178cm" fo:padding-bottom="0.178cm" fo:padding-left="0.303cm" fo:padding-right="0.303cm"/>
      <style:paragraph-properties style:writing-mode="lr-tb"/>
    </style:style>
    <style:style style:name="gr71" style:family="graphic" style:parent-style-name="standard">
      <style:graphic-properties draw:textarea-horizontal-align="justify" draw:textarea-vertical-align="middle" draw:auto-grow-height="false" fo:min-height="1.449cm" fo:min-width="0cm"/>
    </style:style>
    <style:style style:name="gr72" style:family="graphic" style:parent-style-name="standard" style:list-style-name="L1">
      <style:graphic-properties svg:stroke-width="0.106cm" draw:marker-start-width="0.358cm" draw:marker-end-width="0.358cm" draw:fill="solid" draw:fill-color="#ffffff" draw:textarea-horizontal-align="justify" draw:textarea-vertical-align="middle" draw:auto-grow-height="false" fo:min-height="2.771cm" fo:min-width="3.697cm" fo:padding-top="0.177cm" fo:padding-bottom="0.177cm" fo:padding-left="0.302cm" fo:padding-right="0.302cm"/>
      <style:paragraph-properties style:writing-mode="lr-tb"/>
    </style:style>
    <style:style style:name="gr73" style:family="graphic" style:parent-style-name="standard" style:list-style-name="L1">
      <style:graphic-properties draw:stroke="solid" svg:stroke-width="0.106cm" svg:stroke-color="#ff860d" draw:marker-start-width="0.359cm" draw:marker-end-width="0.359cm" draw:fill-color="#ffffff" draw:textarea-horizontal-align="justify" draw:textarea-vertical-align="middle" draw:auto-grow-height="false" fo:min-height="3.35cm" fo:min-width="3.966cm" fo:padding-top="0.178cm" fo:padding-bottom="0.178cm" fo:padding-left="0.303cm" fo:padding-right="0.303cm"/>
      <style:paragraph-properties style:writing-mode="lr-tb"/>
    </style:style>
    <style:style style:name="gr74" style:family="graphic" style:parent-style-name="standard" style:list-style-name="L1">
      <style:graphic-properties draw:stroke="solid" svg:stroke-width="0.106cm" svg:stroke-color="#111111" draw:marker-start-width="0.359cm" draw:marker-end-width="0.359cm" draw:fill-color="#ffffff" draw:textarea-horizontal-align="justify" draw:textarea-vertical-align="middle" draw:auto-grow-height="false" fo:min-height="1.844cm" fo:min-width="2.294cm" fo:padding-top="0.178cm" fo:padding-bottom="0.178cm" fo:padding-left="0.303cm" fo:padding-right="0.303cm"/>
      <style:paragraph-properties style:writing-mode="lr-tb"/>
    </style:style>
    <style:style style:name="gr75" style:family="graphic" style:parent-style-name="standard" style:list-style-name="L1">
      <style:graphic-properties draw:stroke="solid" svg:stroke-width="0.106cm" svg:stroke-color="#111111" draw:marker-start-width="0.359cm" draw:marker-end-width="0.359cm" draw:fill-color="#ffffff" draw:textarea-horizontal-align="justify" draw:textarea-vertical-align="middle" draw:auto-grow-height="false" fo:min-height="1.844cm" fo:min-width="2.294cm" fo:padding-top="0.178cm" fo:padding-bottom="0.178cm" fo:padding-left="0.303cm" fo:padding-right="0.303cm"/>
      <style:paragraph-properties style:writing-mode="lr-tb"/>
    </style:style>
    <style:style style:name="gr76" style:family="graphic" style:parent-style-name="standard" style:list-style-name="L1">
      <style:graphic-properties draw:stroke="solid" svg:stroke-width="0.106cm" svg:stroke-color="#00a933" draw:marker-start-width="0.359cm" draw:marker-end-width="0.359cm" draw:fill-color="#ffffff" draw:textarea-horizontal-align="justify" draw:textarea-vertical-align="middle" draw:auto-grow-height="false" fo:min-height="2.244cm" fo:min-width="5.054cm" fo:padding-top="0.178cm" fo:padding-bottom="0.178cm" fo:padding-left="0.303cm" fo:padding-right="0.303cm"/>
      <style:paragraph-properties style:writing-mode="lr-tb"/>
    </style:style>
    <style:style style:name="gr77" style:family="graphic" style:parent-style-name="standard" style:list-style-name="L1">
      <style:graphic-properties draw:stroke="solid" svg:stroke-width="0.106cm" svg:stroke-color="#111111" draw:marker-start-width="0.359cm" draw:marker-end-width="0.359cm" draw:fill-color="#ffffff" draw:textarea-horizontal-align="justify" draw:textarea-vertical-align="middle" draw:auto-grow-height="false" fo:min-height="1.739cm" fo:min-width="2.792cm" fo:padding-top="0.178cm" fo:padding-bottom="0.178cm" fo:padding-left="0.303cm" fo:padding-right="0.303cm"/>
      <style:paragraph-properties style:writing-mode="lr-tb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text-align="center" style:writing-mode="lr-tb"/>
      <style:text-properties fo:font-size="17.8999996185303pt" fo:font-weight="bold"/>
    </style:style>
    <style:style style:name="P2" style:family="paragraph">
      <loext:graphic-properties draw:fill-color="#ffffff"/>
      <style:paragraph-properties fo:text-align="center" style:writing-mode="lr-tb"/>
      <style:text-properties fo:font-size="17.8999996185303pt" fo:font-weight="bold"/>
    </style:style>
    <style:style style:name="P3" style:family="paragraph">
      <loext:graphic-properties draw:fill="bitmap" draw:fill-color="#ffffff" draw:fill-image-name="_35__20_Percent"/>
      <style:paragraph-properties fo:text-align="center" style:writing-mode="lr-tb"/>
      <style:text-properties fo:font-size="17.8999996185303pt" fo:font-weight="bold"/>
    </style:style>
    <style:style style:name="P4" style:family="paragraph">
      <loext:graphic-properties draw:fill="solid"/>
      <style:paragraph-properties fo:text-align="center"/>
      <style:text-properties fo:font-weight="bold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ea7500" fo:font-size="17.8999996185303pt" fo:font-weight="bold"/>
    </style:style>
    <style:style style:name="P7" style:family="paragraph">
      <style:paragraph-properties fo:text-align="center" style:writing-mode="lr-tb"/>
      <style:text-properties fo:color="#ea7500" fo:font-size="17.8999996185303pt" fo:font-weight="bold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color="#ea7500" fo:font-size="17.8999996185303pt" fo:font-weight="bold"/>
    </style:style>
    <style:style style:name="P9" style:family="paragraph">
      <loext:graphic-properties draw:fill="none" draw:fill-color="#ffffff"/>
      <style:paragraph-properties style:writing-mode="lr-tb"/>
      <style:text-properties fo:font-size="17.8999996185303pt" fo:font-weight="bold" style:font-weight-asian="bold" style:font-weight-complex="bold"/>
    </style:style>
    <style:style style:name="P10" style:family="paragraph">
      <style:paragraph-properties fo:text-align="center" style:writing-mode="lr-tb"/>
      <style:text-properties fo:color="#1c1c1c" fo:font-size="17.8999996185303pt" fo:font-weight="bold"/>
    </style:style>
    <style:style style:name="P11" style:family="paragraph">
      <loext:graphic-properties draw:fill-color="#ffffff"/>
      <style:paragraph-properties fo:text-align="center" style:writing-mode="lr-tb"/>
      <style:text-properties fo:color="#1c1c1c" fo:font-size="17.8999996185303pt" fo:font-weight="bold"/>
    </style:style>
    <style:style style:name="P12" style:family="paragraph">
      <loext:graphic-properties draw:fill-color="#ffffff"/>
      <style:paragraph-properties style:writing-mode="lr-tb"/>
      <style:text-properties fo:font-size="20pt"/>
    </style:style>
    <style:style style:name="P13" style:family="paragraph">
      <style:paragraph-properties fo:margin-left="0cm" fo:margin-right="0cm" fo:margin-top="0cm" fo:margin-bottom="0cm" fo:line-height="100%" fo:text-indent="0cm"/>
    </style:style>
    <style:style style:name="P14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7.8999996185303pt" fo:font-weight="bold"/>
    </style:style>
    <style:style style:name="P15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17.8999996185303pt" fo:font-weight="bold"/>
    </style:style>
    <style:style style:name="P16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writing-mode="lr-tb"/>
      <style:text-properties fo:color="#111111" fo:font-size="18pt" fo:font-weight="bold"/>
    </style:style>
    <style:style style:name="P17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18pt" fo:font-weight="bold"/>
    </style:style>
    <style:style style:name="P18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ff5429" fo:font-size="17.8999996185303pt" fo:font-weight="bold"/>
    </style:style>
    <style:style style:name="P19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writing-mode="lr-tb"/>
      <style:text-properties fo:color="#ff5429" fo:font-size="17.8999996185303pt" fo:font-weight="bold"/>
    </style:style>
    <style:style style:name="P20" style:family="paragraph">
      <style:paragraph-properties fo:text-align="center"/>
    </style:style>
    <style:style style:name="P21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writing-mode="lr-tb"/>
      <style:text-properties fo:color="#ff860d" fo:font-size="18pt" fo:font-weight="bold"/>
    </style:style>
    <style:style style:name="P22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ff860d" fo:font-size="17.8999996185303pt" fo:font-weight="bold"/>
    </style:style>
    <style:style style:name="P23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color="#ff860d" fo:font-size="17.8999996185303pt" fo:font-weight="bold"/>
    </style:style>
    <style:style style:name="P24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18pt" fo:font-weight="bold"/>
    </style:style>
    <style:style style:name="P25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5983b0" fo:font-size="17.8999996185303pt" fo:font-weight="bold"/>
    </style:style>
    <style:style style:name="P26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writing-mode="lr-tb"/>
      <style:text-properties fo:color="#5983b0" fo:font-size="17.8999996185303pt" fo:font-weight="bold"/>
    </style:style>
    <style:style style:name="P27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color="#ff5429" fo:font-size="17.8999996185303pt" fo:font-weight="bold"/>
    </style:style>
    <style:style style:name="P28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writing-mode="lr-tb"/>
      <style:text-properties fo:color="#ff860d" fo:font-size="17.8999996185303pt" fo:font-weight="bold"/>
    </style:style>
    <style:style style:name="P29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00a933" fo:font-size="17.8999996185303pt" fo:font-weight="bold"/>
    </style:style>
    <style:style style:name="P30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writing-mode="lr-tb"/>
      <style:text-properties fo:color="#00a933" fo:font-size="17.8999996185303pt" fo:font-weight="bold"/>
    </style:style>
    <style:style style:name="P31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111111" fo:font-size="17.8999996185303pt" fo:font-weight="bold"/>
    </style:style>
    <style:style style:name="P32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writing-mode="lr-tb"/>
      <style:text-properties fo:color="#111111" fo:font-size="17.8999996185303pt" fo:font-weight="bold"/>
    </style:style>
    <style:style style:name="P33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3465a4" fo:font-size="16pt" fo:font-weight="bold" style:font-size-asian="16pt" style:font-size-complex="16pt"/>
    </style:style>
    <style:style style:name="P34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writing-mode="lr-tb"/>
      <style:text-properties fo:color="#3465a4" fo:font-size="16pt" fo:font-weight="bold" style:font-size-asian="16pt" style:font-size-complex="16pt"/>
    </style:style>
    <style:style style:name="P35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36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/>
    </style:style>
    <style:style style:name="P37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111111" fo:font-size="15pt" fo:font-weight="bold" style:font-size-asian="15pt" style:font-size-complex="15pt"/>
    </style:style>
    <style:style style:name="P38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writing-mode="lr-tb"/>
      <style:text-properties fo:color="#111111" fo:font-size="15pt" fo:font-weight="bold" style:font-size-asian="15pt" style:font-size-complex="15pt"/>
    </style:style>
    <style:style style:name="P39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111111" fo:font-size="16pt" fo:font-weight="bold" style:font-size-asian="16pt" style:font-size-complex="16pt"/>
    </style:style>
    <style:style style:name="P40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writing-mode="lr-tb"/>
      <style:text-properties fo:color="#111111" fo:font-size="16pt" fo:font-weight="bold" style:font-size-asian="16pt" style:font-size-complex="16pt"/>
    </style:style>
    <style:style style:name="P41" style:family="paragraph">
      <loext:graphic-properties draw:fill="bitmap" draw:fill-color="#ffffff" draw:fill-image-name="_35__20_Percent"/>
      <style:paragraph-properties fo:margin-left="0cm" fo:margin-right="0cm" fo:margin-top="0cm" fo:margin-bottom="0cm" fo:line-height="100%" fo:text-align="center" fo:text-indent="0cm" style:writing-mode="lr-tb"/>
      <style:text-properties fo:font-size="18pt" fo:font-weight="bold"/>
    </style:style>
    <style:style style:name="P42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  <style:text-properties fo:color="#5983b0" fo:font-size="17.8999996185303pt" fo:font-weight="bold"/>
    </style:style>
    <style:style style:name="P43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</style:style>
    <style:style style:name="T1" style:family="text">
      <style:text-properties fo:font-size="18pt" fo:font-weight="bold"/>
    </style:style>
    <style:style style:name="T2" style:family="text">
      <style:text-properties fo:color="#ea7500" fo:font-size="18pt" fo:font-weight="bold"/>
    </style:style>
    <style:style style:name="T3" style:family="text">
      <style:text-properties fo:color="#ea7500" fo:font-size="17.8999996185303pt" fo:font-weight="bold"/>
    </style:style>
    <style:style style:name="T4" style:family="text">
      <style:text-properties fo:font-size="17.8999996185303pt" fo:font-weight="bold" style:font-weight-asian="bold" style:font-weight-complex="bold"/>
    </style:style>
    <style:style style:name="T5" style:family="text">
      <style:text-properties fo:color="#1c1c1c" fo:font-size="18pt" fo:font-weight="bold"/>
    </style:style>
    <style:style style:name="T6" style:family="text">
      <style:text-properties fo:color="#3465a4" fo:font-size="6pt" fo:font-weight="bold" style:font-size-asian="6pt" style:font-weight-asian="bold" style:font-size-complex="6pt" style:font-weight-complex="bold"/>
    </style:style>
    <style:style style:name="T7" style:family="text">
      <style:text-properties fo:color="#3465a4" fo:font-size="17.8999996185303pt" fo:font-weight="bold" style:font-weight-asian="bold" style:font-weight-complex="bold"/>
    </style:style>
    <style:style style:name="T8" style:family="text">
      <style:text-properties fo:font-size="6pt" fo:font-weight="bold" style:font-size-asian="6pt" style:font-weight-asian="bold" style:font-size-complex="6pt" style:font-weight-complex="bold"/>
    </style:style>
    <style:style style:name="T9" style:family="text">
      <style:text-properties fo:color="#069a2e" fo:font-size="17.8999996185303pt" fo:font-weight="bold" style:font-weight-asian="bold" style:font-weight-complex="bold"/>
    </style:style>
    <style:style style:name="T10" style:family="text">
      <style:text-properties fo:color="#ea7500" fo:font-size="17.8999996185303pt" fo:font-weight="bold" style:font-weight-asian="bold" style:font-weight-complex="bold"/>
    </style:style>
    <style:style style:name="T11" style:family="text">
      <style:text-properties fo:font-size="18pt" fo:font-weight="bold" style:font-weight-asian="bold" style:font-weight-complex="bold"/>
    </style:style>
    <style:style style:name="T12" style:family="text">
      <style:text-properties fo:color="#069a2e" fo:font-size="18pt" fo:font-weight="bold" style:font-weight-asian="bold" style:font-weight-complex="bold"/>
    </style:style>
    <style:style style:name="T13" style:family="text">
      <style:text-properties fo:color="#ff5429" fo:font-size="18pt" fo:font-weight="bold" style:font-weight-asian="bold" style:font-weight-complex="bold"/>
    </style:style>
    <style:style style:name="T14" style:family="text">
      <style:text-properties fo:color="#ff860d" fo:font-size="18pt" fo:font-weight="bold" style:font-weight-asian="bold" style:font-weight-complex="bold"/>
    </style:style>
    <style:style style:name="T15" style:family="text">
      <style:text-properties fo:color="#5983b0" fo:font-size="18pt" fo:font-weight="bold" style:font-weight-asian="bold" style:font-weight-complex="bold"/>
    </style:style>
    <style:style style:name="T16" style:family="text">
      <style:text-properties fo:color="#5983b0" fo:font-size="16pt" fo:font-weight="bold" style:font-size-asian="16pt" style:font-weight-asian="bold" style:font-size-complex="16pt" style:font-weight-complex="bold"/>
    </style:style>
    <style:style style:name="T17" style:family="text">
      <style:text-properties fo:color="#5983b0" fo:font-size="17.7999992370605pt" fo:font-weight="bold" style:font-size-asian="17.7999992370605pt" style:font-weight-asian="bold" style:font-size-complex="17.7999992370605pt" style:font-weight-complex="bold"/>
    </style:style>
    <style:style style:name="T18" style:family="text">
      <style:text-properties fo:color="#00a933" fo:font-size="18pt" fo:font-weight="bold" style:font-weight-asian="bold" style:font-weight-complex="bold"/>
    </style:style>
    <style:style style:name="T19" style:family="text">
      <style:text-properties fo:color="#111111" fo:font-size="18pt" fo:font-weight="bold" style:font-weight-asian="bold" style:font-weight-complex="bold"/>
    </style:style>
    <style:style style:name="T20" style:family="text">
      <style:text-properties fo:color="#111111" fo:font-size="16pt" fo:font-weight="bold" style:font-size-asian="16pt" style:font-weight-asian="bold" style:font-size-complex="16pt" style:font-weight-complex="bold"/>
    </style:style>
    <style:style style:name="T21" style:family="text">
      <style:text-properties fo:color="#3465a4" fo:font-size="16pt" fo:font-weight="bold" style:font-size-asian="16pt" style:font-weight-asian="bold" style:font-size-complex="16pt" style:font-weight-complex="bold"/>
    </style:style>
    <style:style style:name="T22" style:family="text">
      <style:text-properties fo:color="#111111" fo:font-size="15pt" fo:font-weight="bold" style:font-size-asian="15pt" style:font-weight-asian="bold" style:font-size-complex="15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custom-shape draw:style-name="gr1" draw:text-style-name="P2" draw:layer="layout" svg:width="4.354cm" svg:height="2.6cm" svg:x="0.83cm" svg:y="3.896cm">
          <text:p text:style-name="P1"><text:span text:style-name="T1">COMPUTER</text:span></text:p>
          <text:p text:style-name="P1"><text:span text:style-name="T1">CLI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4.354cm" svg:height="2.6cm" svg:x="17.959cm" svg:y="2.895cm">
          <text:p text:style-name="P1"><text:span text:style-name="T1">COMPUTER</text:span></text:p>
          <text:p text:style-name="P1"><text:span text:style-name="T1">SER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4" draw:layer="layout" svg:x1="3.154cm" svg:y1="3.897cm" svg:x2="2.719cm" svg:y2="3.297cm">
          <text:p/>
        </draw:line>
        <draw:custom-shape draw:style-name="gr4" draw:text-style-name="P5" draw:layer="layout" svg:width="9.78cm" svg:height="7.795cm" draw:transform="skewX (-0.0190240888467382) translate (0.551cm 1.2cm)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5.443cm" svg:height="7.795cm" svg:x="17.415cm" svg:y="1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354cm" svg:height="2.6cm" svg:x="5.5cm" svg:y="3.9cm">
          <text:p text:style-name="P1"><text:span text:style-name="T1">COMPUTER</text:span></text:p>
          <text:p text:style-name="P1"><text:span text:style-name="T1">CLI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4" draw:layer="layout" svg:x1="4.343cm" svg:y1="3.296cm" svg:x2="7.4cm" svg:y2="3.9cm">
          <text:p/>
        </draw:line>
        <draw:custom-shape draw:style-name="gr6" draw:text-style-name="P8" draw:layer="layout" svg:width="3.592cm" svg:height="1.601cm" svg:x="18.331cm" svg:y="1.198cm">
          <text:p text:style-name="P6"><text:span text:style-name="T2">@ORTHO </text:span></text:p>
          <text:p text:style-name="P7"><text:span text:style-name="T2">&amp; PT UN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8" draw:layer="layout" svg:width="5.479cm" svg:height="1.802cm" svg:x="4.7cm" svg:y="0.897cm">
          <text:p text:style-name="P6"><text:span text:style-name="T3">@CASHIER </text:span><text:span text:style-name="T2">UN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2" draw:layer="layout" svg:width="3.701cm" svg:height="1.802cm" svg:x="18.259cm" svg:y="5.996cm">
          <text:p text:style-name="P1"><text:span text:style-name="T1">Local Unit</text:span></text:p>
          <text:p text:style-name="P1"><text:span text:style-name="T1">Telepho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4" draw:layer="layout" svg:x1="5.985cm" svg:y1="7.296cm" svg:x2="18.259cm" svg:y2="7.296cm">
          <text:p/>
        </draw:line>
        <draw:frame draw:style-name="gr9" draw:text-style-name="P9" draw:layer="layout" svg:width="13.716cm" svg:height="1.643cm" svg:x="6.202cm" svg:y="9.595cm">
          <draw:text-box>
            <text:p><text:span text:style-name="T4">UNIT DISTANCE: 12meters (approx.)</text:span></text:p>
          </draw:text-box>
        </draw:frame>
        <draw:custom-shape draw:style-name="gr10" draw:text-style-name="P2" draw:layer="layout" svg:width="4.49cm" svg:height="1.802cm" svg:x="11.4cm" svg:y="6.396cm">
          <text:p text:style-name="P1"><text:span text:style-name="T1">INTERNE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4.243cm" svg:y1="3.296cm" svg:x2="17.959cm" svg:y2="3.296cm">
          <text:p/>
        </draw:line>
        <draw:custom-shape draw:style-name="gr8" draw:text-style-name="P2" draw:layer="layout" svg:width="3.701cm" svg:height="1.802cm" svg:x="3.384cm" svg:y="6.796cm">
          <text:p text:style-name="P1"><text:span text:style-name="T1">Local Unit</text:span></text:p>
          <text:p text:style-name="P1"><text:span text:style-name="T1">Telepho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1" draw:layer="layout" svg:width="3.483cm" svg:height="2cm" svg:x="0.86cm" svg:y="1.597cm">
          <text:p text:style-name="P10"><text:span text:style-name="T5">Mini</text:span></text:p>
          <text:p text:style-name="P10"><text:span text:style-name="T5">Rou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2" draw:layer="layout" svg:width="19.798cm" svg:height="11.136cm" svg:x="0.6cm" svg:y="2.257cm" draw:page-number="1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draw:style-name="gr13" draw:text-style-name="P9" draw:layer="layout" svg:width="22.86cm" svg:height="9.991cm" svg:x="0.868cm" svg:y="1.596cm">
          <draw:text-box>
            <text:p><text:span text:style-name="T6"/></text:p>
            <text:p><text:span text:style-name="T6"/></text:p>
            <text:p><text:span text:style-name="T7">MICROSOFT WINDOWS OPERATING SYSTEM (OS)</text:span></text:p>
            <text:p text:style-name="P13"><text:span text:style-name="T4">+BATCH COMMAND FILE</text:span></text:p>
            <text:p text:style-name="P13"><text:span text:style-name="T8"/></text:p>
            <text:p><text:span text:style-name="T9">MICROSOFT EXCEL WORKBOOK</text:span></text:p>
            <text:p><text:span text:style-name="T4">+MACRO (VISUAL BASIC FOR APPLICATIONS)</text:span></text:p>
            <text:p><text:span text:style-name="T4">+JAVA COMPUTER LANGUAGE WITH VIRTUAL MACHINE (VM)</text:span></text:p>
            <text:p><text:span text:style-name="T4">+PHP HYPERTEXT PREPROCESSOR (PHP) COMMAND</text:span></text:p>
            <text:p><text:span text:style-name="T4">+MYSQL (STRUCTURED QUERY LANGUAGE) DATABASE (DB)</text:span></text:p>
            <text:p><text:span text:style-name="T8"/></text:p>
            <text:p><text:span text:style-name="T10">APACHE WEB SERVER</text:span></text:p>
          </draw:text-box>
        </draw:frame>
        <draw:custom-shape draw:style-name="gr14" draw:text-style-name="P15" draw:layer="layout" svg:width="22.315cm" svg:height="1.199cm" svg:x="0.868cm" svg:y="0.799cm">
          <text:p text:style-name="P14"><text:span text:style-name="T11">SELECT INFORMATION TECHNOLOGY (IT) DEVELOPMENT TOOLS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2" draw:layer="layout" svg:width="19.798cm" svg:height="11.136cm" svg:x="0.6cm" svg:y="2.257cm" draw:page-number="2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custom-shape draw:style-name="gr15" draw:text-style-name="P16" draw:layer="layout" svg:width="10.599cm" svg:height="3.491cm" svg:x="0.851cm" svg:y="7.7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7" draw:layer="layout" svg:width="10.749cm" svg:height="3.199cm" svg:x="0.851cm" svg:y="0.9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5" draw:layer="layout" svg:width="4.572cm" svg:height="2.6cm" svg:x="1.177cm" svg:y="1.096cm">
          <text:p text:style-name="P14"><text:span text:style-name="T12">MICROSOFT </text:span></text:p>
          <text:p text:style-name="P14"><text:span text:style-name="T12">EXCEL </text:span></text:p>
          <text:p text:style-name="P14"><text:span text:style-name="T12">WORKBOO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9" draw:layer="layout" svg:width="4.572cm" svg:height="2.6cm" svg:x="1.326cm" svg:y="8.095cm">
          <text:p text:style-name="P18"><text:span text:style-name="T13">JAVA </text:span></text:p>
          <text:p text:style-name="P18"><text:span text:style-name="T13">VIRTUAL</text:span></text:p>
          <text:p text:style-name="P18"><text:span text:style-name="T13">MACHI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9" draw:layer="layout" svg:width="4.572cm" svg:height="2.6cm" svg:x="6.334cm" svg:y="8.095cm">
          <text:p text:style-name="P18"><text:span text:style-name="T13">JAVA </text:span></text:p>
          <text:p text:style-name="P18"><text:span text:style-name="T13">COMPUTER</text:span></text:p>
          <text:p text:style-name="P18"><text:span text:style-name="T13">LANGUA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7" draw:layer="layout" svg:width="11.103cm" svg:height="3.199cm" svg:x="18.703cm" svg:y="0.9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5" draw:layer="layout" svg:width="4.572cm" svg:height="2.6cm" svg:x="19.03cm" svg:y="1.096cm">
          <text:p text:style-name="P14"><text:span text:style-name="T12">MICROSOFT </text:span></text:p>
          <text:p text:style-name="P14"><text:span text:style-name="T12">EXCEL </text:span></text:p>
          <text:p text:style-name="P14"><text:span text:style-name="T12">WORKBOO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20" draw:layer="layout" svg:width="0.653cm" svg:height="1.3cm" svg:x="8.47cm" svg:y="10.695cm">
          <text:p/>
          <draw:enhanced-geometry svg:viewBox="0 0 21600 21600" draw:text-areas="?f0 0 ?f2 ?f5" draw:type="down-arrow" draw:modifiers="12947.0529470529 8014.64226289517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3" draw:text-style-name="P21" draw:layer="layout" svg:width="11.212cm" svg:height="6.399cm" svg:x="18.377cm" svg:y="8.5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3" draw:layer="layout" svg:width="4.572cm" svg:height="2.6cm" svg:x="18.608cm" svg:y="8.294cm">
          <text:p text:style-name="P22"><text:span text:style-name="T14">APACHE </text:span></text:p>
          <text:p text:style-name="P22"><text:span text:style-name="T14">WEB SER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20" draw:layer="layout" svg:width="7.907cm" svg:height="0.499cm" svg:x="10.905cm" svg:y="13.296cm">
          <text:p/>
          <draw:enhanced-geometry svg:viewBox="0 0 21600 21600" draw:text-areas="0 ?f0 ?f5 ?f2" draw:type="right-arrow" draw:modifiers="19787.5549968573 8841.26455906822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6" draw:text-style-name="P20" draw:layer="layout" svg:width="1.593cm" svg:height="0.6cm" svg:x="23.193cm" svg:y="13.095cm">
          <text:p/>
          <draw:enhanced-geometry svg:viewBox="0 0 21600 21600" draw:text-areas="0 ?f0 ?f5 ?f2" draw:type="right-arrow" draw:modifiers="14724.5901639344 8374.0432612312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7" draw:text-style-name="P20" draw:layer="layout" svg:width="0.653cm" svg:height="1.399cm" svg:x="26.823cm" svg:y="3.796cm">
          <text:p/>
          <draw:enhanced-geometry svg:viewBox="0 0 21600 21600" draw:text-areas="?f0 0 ?f2 ?f5" draw:type="down-arrow" draw:modifiers="12947.0529470529 8014.64226289517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8" draw:text-style-name="P24" draw:layer="layout" svg:width="11.385cm" svg:height="14.598cm" svg:x="0.415cm" svg:y="0.5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26" draw:layer="layout" svg:width="4.137cm" svg:height="2.6cm" svg:x="1.068cm" svg:y="11.795cm">
          <text:p text:style-name="P25"><text:span text:style-name="T15">MICROSOFT</text:span></text:p>
          <text:p text:style-name="P25"><text:span text:style-name="T15">WINDOWS</text:span></text:p>
          <text:p text:style-name="P25"><text:span text:style-name="T16">@CASHIER UNIT</text:span></text:p>
          <text:p text:style-name="P25"><text:span text:style-name="T17">CLIENT CO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24" draw:layer="layout" svg:width="17.455cm" svg:height="14.598cm" svg:x="12.545cm" svg:y="0.5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26" draw:layer="layout" svg:width="4.137cm" svg:height="2.6cm" svg:x="13.531cm" svg:y="0.995cm">
          <text:p text:style-name="P25"><text:span text:style-name="T15">MICROSOFT</text:span></text:p>
          <text:p text:style-name="P25"><text:span text:style-name="T15">WINDOWS</text:span></text:p>
          <text:p text:style-name="P25"><text:span text:style-name="T16">@ORTHO &amp; PT UNIT</text:span></text:p>
          <text:p text:style-name="P25"><text:span text:style-name="T16">SERVER CO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0" draw:layer="layout" svg:width="0.653cm" svg:height="1.3cm" svg:x="28.129cm" svg:y="3.896cm">
          <text:p/>
          <draw:enhanced-geometry svg:viewBox="0 0 21600 21600" draw:mirror-horizontal="false" draw:mirror-vertical="false" draw:text-areas="?f0 ?f7 ?f2 21600" draw:type="up-arrow" draw:modifiers="10329.7644539615 7188.01996672213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3" draw:text-style-name="P16" draw:layer="layout" svg:width="8.222cm" svg:height="3.491cm" svg:x="13.078cm" svg:y="4.5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27" draw:layer="layout" svg:width="4.572cm" svg:height="2.6cm" svg:x="12.687cm" svg:y="4.898cm">
          <text:p text:style-name="P18"><text:span text:style-name="T13">JAVA </text:span></text:p>
          <text:p text:style-name="P18"><text:span text:style-name="T13">VIRTUAL</text:span></text:p>
          <text:p text:style-name="P18"><text:span text:style-name="T13">MACHI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19" draw:layer="layout" svg:width="4.32cm" svg:height="2.6cm" svg:x="16.632cm" svg:y="4.898cm">
          <text:p text:style-name="P18"><text:span text:style-name="T13">JAVA </text:span></text:p>
          <text:p text:style-name="P18"><text:span text:style-name="T13">COMPUTER</text:span></text:p>
          <text:p text:style-name="P18"><text:span text:style-name="T13">LANGUA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28" draw:layer="layout" svg:width="5.483cm" svg:height="2.6cm" svg:x="5.8cm" svg:y="11.995cm">
          <text:p text:style-name="P22"><text:span text:style-name="T14">PHP COMMAND </text:span></text:p>
          <text:p text:style-name="P22"><text:span text:style-name="T14">WEB ADDRES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20" draw:layer="layout" svg:width="1.548cm" svg:height="0.6cm" svg:x="20.952cm" svg:y="6cm">
          <text:p/>
          <draw:enhanced-geometry svg:viewBox="0 0 21600 21600" draw:text-areas="0 ?f0 ?f5 ?f2" draw:type="right-arrow" draw:modifiers="14724.5901639344 8374.0432612312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8" draw:text-style-name="P30" draw:layer="layout" svg:width="5.66cm" svg:height="2.6cm" svg:x="23.711cm" svg:y="1.296cm">
          <text:p text:style-name="P29"><text:span text:style-name="T18">MACRO </text:span></text:p>
          <text:p text:style-name="P29"><text:span text:style-name="T18">(VISUAL BASIC </text:span></text:p>
          <text:p text:style-name="P29"><text:span text:style-name="T18">FOR APPLI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20" draw:layer="layout" svg:width="1.092cm" svg:height="0.6cm" draw:transform="rotate (-3.14159265358979) translate (26.5cm 6.601cm)">
          <text:p/>
          <draw:enhanced-geometry svg:viewBox="0 0 21600 21600" draw:text-areas="0 ?f0 ?f5 ?f2" draw:type="right-arrow" draw:modifiers="14724.5901639344 8374.0432612312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0" draw:text-style-name="P32" draw:layer="layout" svg:width="3.3cm" svg:height="2.6cm" svg:x="26.3cm" svg:y="5.195cm">
          <text:p text:style-name="P31"><text:span text:style-name="T19">BATCH</text:span></text:p>
          <text:p text:style-name="P31"><text:span text:style-name="T20">COMMAND</text:span><text:span text:style-name="T19"> </text:span></text:p>
          <text:p text:style-name="P31"><text:span text:style-name="T19">FI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34" draw:layer="layout" svg:width="4.572cm" svg:height="1.8cm" svg:x="12.928cm" svg:y="12.6cm">
          <text:p text:style-name="P33"><text:span text:style-name="T21">DATA PACKET</text:span></text:p>
          <text:p text:style-name="P33"><text:span text:style-name="T21">JSON FORMA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32" draw:layer="layout" svg:width="3.3cm" svg:height="2.6cm" svg:x="14.4cm" svg:y="9.5cm">
          <text:p text:style-name="P31"><text:span text:style-name="T19">BATCH </text:span></text:p>
          <text:p text:style-name="P31"><text:span text:style-name="T20">COMMAND</text:span><text:span text:style-name="T19"> </text:span></text:p>
          <text:p text:style-name="P31"><text:span text:style-name="T19">FI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20" draw:layer="layout" svg:width="1.092cm" svg:height="0.6cm" draw:transform="rotate (-3.14159265358979) translate (18.8cm 11.901cm)">
          <text:p/>
          <draw:enhanced-geometry svg:viewBox="0 0 21600 21600" draw:text-areas="0 ?f0 ?f5 ?f2" draw:type="right-arrow" draw:modifiers="14724.5901639344 8374.0432612312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3" draw:text-style-name="P20" draw:layer="layout" svg:width="0.653cm" svg:height="1.902cm" svg:x="16.829cm" svg:y="7.498cm">
          <text:p/>
          <draw:enhanced-geometry svg:viewBox="0 0 21600 21600" draw:mirror-horizontal="false" draw:mirror-vertical="false" draw:text-areas="?f0 ?f7 ?f2 21600" draw:type="up-arrow" draw:modifiers="8819.33788754598 7959.63302752294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4" draw:text-style-name="P36" draw:layer="layout" svg:width="4.3cm" svg:height="5cm" svg:x="24.9cm" svg:y="9.8cm">
          <text:p text:style-name="P35"><text:span text:style-name="T15">MYSQL</text:span></text:p>
          <text:p text:style-name="P35"><text:span text:style-name="T15">DATABASE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2" draw:text-style-name="P20" draw:layer="layout" svg:width="0.653cm" svg:height="1.3cm" svg:x="8.47cm" svg:y="6.896cm">
          <text:p/>
          <draw:enhanced-geometry svg:viewBox="0 0 21600 21600" draw:text-areas="?f0 0 ?f2 ?f5" draw:type="down-arrow" draw:modifiers="12947.0529470529 8014.64226289517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2" draw:text-style-name="P20" draw:layer="layout" svg:width="0.653cm" svg:height="1.3cm" svg:x="8.47cm" svg:y="3.697cm">
          <text:p/>
          <draw:enhanced-geometry svg:viewBox="0 0 21600 21600" draw:text-areas="?f0 0 ?f2 ?f5" draw:type="down-arrow" draw:modifiers="12947.0529470529 8014.64226289517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5" draw:text-style-name="P28" draw:layer="layout" svg:width="4.572cm" svg:height="3.706cm" svg:x="18.812cm" svg:y="10.894cm">
          <text:p text:style-name="P22"><text:span text:style-name="T14">PHP</text:span></text:p>
          <text:p text:style-name="P22"><text:span text:style-name="T14">COMPUTER</text:span></text:p>
          <text:p text:style-name="P22"><text:span text:style-name="T14">LANGUA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38" draw:layer="layout" svg:width="2.9cm" svg:height="2.2cm" svg:x="3.9cm" svg:y="5cm">
          <text:p text:style-name="P37"><text:span text:style-name="T22">TAB-DLTD</text:span></text:p>
          <text:p text:style-name="P37"><text:span text:style-name="T22">.TXT FILE </text:span></text:p>
          <text:p text:style-name="P37"><text:span text:style-name="T22">PAYSLI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20" draw:layer="layout" svg:width="0.653cm" svg:height="1.399cm" svg:x="5.723cm" svg:y="3.596cm">
          <text:p/>
          <draw:enhanced-geometry svg:viewBox="0 0 21600 21600" draw:text-areas="?f0 0 ?f2 ?f5" draw:type="down-arrow" draw:modifiers="12947.0529470529 8014.64226289517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7" draw:text-style-name="P38" draw:layer="layout" svg:width="2.9cm" svg:height="2.2cm" svg:x="22.5cm" svg:y="5.3cm">
          <text:p text:style-name="P37"><text:span text:style-name="T22">TAB-DLTD</text:span></text:p>
          <text:p text:style-name="P37"><text:span text:style-name="T22">.TXT FILE </text:span></text:p>
          <text:p text:style-name="P37"><text:span text:style-name="T22">PAYSLI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20" draw:layer="layout" svg:width="1.092cm" svg:height="0.6cm" draw:transform="rotate (-3.14159265358979) translate (7.9cm 6.301cm)">
          <text:p/>
          <draw:enhanced-geometry svg:viewBox="0 0 21600 21600" draw:text-areas="0 ?f0 ?f5 ?f2" draw:type="right-arrow" draw:modifiers="14724.5901639344 8374.0432612312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8" draw:text-style-name="P30" draw:layer="layout" svg:width="5.66cm" svg:height="2.6cm" svg:x="5.558cm" svg:y="1.296cm">
          <text:p text:style-name="P29"><text:span text:style-name="T18">MACRO </text:span></text:p>
          <text:p text:style-name="P29"><text:span text:style-name="T18">(VISUAL BASIC </text:span></text:p>
          <text:p text:style-name="P29"><text:span text:style-name="T18">FOR APPLI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40" draw:layer="layout" svg:width="3.398cm" svg:height="2.095cm" svg:x="7.702cm" svg:y="5cm">
          <text:p text:style-name="P39"><text:span text:style-name="T20">BATCH </text:span></text:p>
          <text:p text:style-name="P39"><text:span text:style-name="T20">COMMAND </text:span></text:p>
          <text:p text:style-name="P39"><text:span text:style-name="T20">FILE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2" draw:layer="layout" svg:width="19.798cm" svg:height="11.136cm" svg:x="0.6cm" svg:y="2.257cm" draw:page-number="3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custom-shape draw:style-name="gr50" draw:text-style-name="P41" draw:layer="layout" svg:width="17.455cm" svg:height="14.598cm" svg:x="12.545cm" svg:y="0.5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42" draw:layer="layout" svg:width="5.5cm" svg:height="2.6cm" svg:x="12.9cm" svg:y="0.895cm">
          <text:p text:style-name="P25"><text:span text:style-name="T15">MICROSOFT</text:span></text:p>
          <text:p text:style-name="P25"><text:span text:style-name="T15">WINDOWS</text:span></text:p>
          <text:p text:style-name="P25"><text:span text:style-name="T16">@ORTHO &amp; PT UNIT</text:span></text:p>
          <text:p text:style-name="P25"><text:span text:style-name="T16">SERVER CO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16" draw:layer="layout" svg:width="10.599cm" svg:height="3.491cm" svg:x="0.851cm" svg:y="7.7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" draw:text-style-name="P17" draw:layer="layout" svg:width="10.749cm" svg:height="3.199cm" svg:x="0.851cm" svg:y="0.9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4" draw:text-style-name="P15" draw:layer="layout" svg:width="4.572cm" svg:height="2.6cm" svg:x="1.177cm" svg:y="1.096cm">
          <text:p text:style-name="P14"><text:span text:style-name="T12">MICROSOFT </text:span></text:p>
          <text:p text:style-name="P14"><text:span text:style-name="T12">EXCEL </text:span></text:p>
          <text:p text:style-name="P14"><text:span text:style-name="T12">WORKBOO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5" draw:text-style-name="P19" draw:layer="layout" svg:width="4.572cm" svg:height="2.6cm" svg:x="1.326cm" svg:y="8.095cm">
          <text:p text:style-name="P18"><text:span text:style-name="T13">JAVA </text:span></text:p>
          <text:p text:style-name="P18"><text:span text:style-name="T13">VIRTUAL</text:span></text:p>
          <text:p text:style-name="P18"><text:span text:style-name="T13">MACHI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6" draw:text-style-name="P19" draw:layer="layout" svg:width="4.572cm" svg:height="2.6cm" svg:x="6.334cm" svg:y="8.095cm">
          <text:p text:style-name="P18"><text:span text:style-name="T13">JAVA </text:span></text:p>
          <text:p text:style-name="P18"><text:span text:style-name="T13">COMPUTER</text:span></text:p>
          <text:p text:style-name="P18"><text:span text:style-name="T13">LANGUA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7" draw:text-style-name="P17" draw:layer="layout" svg:width="11.103cm" svg:height="3.199cm" svg:x="18.703cm" svg:y="0.9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8" draw:text-style-name="P15" draw:layer="layout" svg:width="4.572cm" svg:height="2.6cm" svg:x="19.03cm" svg:y="1.096cm">
          <text:p text:style-name="P14"><text:span text:style-name="T12">MICROSOFT </text:span></text:p>
          <text:p text:style-name="P14"><text:span text:style-name="T12">EXCEL </text:span></text:p>
          <text:p text:style-name="P14"><text:span text:style-name="T12">WORKBOO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20" draw:layer="layout" svg:width="0.653cm" svg:height="1.3cm" svg:x="8.47cm" svg:y="10.695cm">
          <text:p/>
          <draw:enhanced-geometry svg:viewBox="0 0 21600 21600" draw:text-areas="?f0 0 ?f2 ?f5" draw:type="down-arrow" draw:modifiers="12947.0529470529 8014.64226289517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9" draw:text-style-name="P21" draw:layer="layout" svg:width="11.212cm" svg:height="6.399cm" svg:x="18.377cm" svg:y="8.5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0" draw:text-style-name="P23" draw:layer="layout" svg:width="4.572cm" svg:height="2.6cm" svg:x="18.608cm" svg:y="8.294cm">
          <text:p text:style-name="P22"><text:span text:style-name="T14">APACHE </text:span></text:p>
          <text:p text:style-name="P22"><text:span text:style-name="T14">WEB SER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20" draw:layer="layout" svg:width="7.907cm" svg:height="0.499cm" svg:x="10.905cm" svg:y="13.296cm">
          <text:p/>
          <draw:enhanced-geometry svg:viewBox="0 0 21600 21600" draw:text-areas="0 ?f0 ?f5 ?f2" draw:type="right-arrow" draw:modifiers="19787.5549968573 8841.26455906822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6" draw:text-style-name="P20" draw:layer="layout" svg:width="1.593cm" svg:height="0.6cm" svg:x="23.193cm" svg:y="13.095cm">
          <text:p/>
          <draw:enhanced-geometry svg:viewBox="0 0 21600 21600" draw:text-areas="0 ?f0 ?f5 ?f2" draw:type="right-arrow" draw:modifiers="14724.5901639344 8374.0432612312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7" draw:text-style-name="P20" draw:layer="layout" svg:width="0.653cm" svg:height="1.399cm" svg:x="26.823cm" svg:y="3.796cm">
          <text:p/>
          <draw:enhanced-geometry svg:viewBox="0 0 21600 21600" draw:text-areas="?f0 0 ?f2 ?f5" draw:type="down-arrow" draw:modifiers="12947.0529470529 8014.64226289517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1" draw:text-style-name="P24" draw:layer="layout" svg:width="11.385cm" svg:height="14.598cm" svg:x="0.415cm" svg:y="0.5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26" draw:layer="layout" svg:width="4.137cm" svg:height="2.6cm" svg:x="1.068cm" svg:y="11.795cm">
          <text:p text:style-name="P25"><text:span text:style-name="T15">MICROSOFT</text:span></text:p>
          <text:p text:style-name="P25"><text:span text:style-name="T15">WINDOWS</text:span></text:p>
          <text:p text:style-name="P25"><text:span text:style-name="T16">@CASHIER UNIT</text:span></text:p>
          <text:p text:style-name="P25"><text:span text:style-name="T17">CLIENT CO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0" draw:layer="layout" svg:width="0.653cm" svg:height="1.3cm" svg:x="28.129cm" svg:y="3.896cm">
          <text:p/>
          <draw:enhanced-geometry svg:viewBox="0 0 21600 21600" draw:mirror-horizontal="false" draw:mirror-vertical="false" draw:text-areas="?f0 ?f7 ?f2 21600" draw:type="up-arrow" draw:modifiers="10329.7644539615 7188.01996672213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3" draw:text-style-name="P16" draw:layer="layout" svg:width="8.222cm" svg:height="3.491cm" svg:x="13.078cm" svg:y="4.5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4" draw:text-style-name="P27" draw:layer="layout" svg:width="4.572cm" svg:height="2.6cm" svg:x="12.687cm" svg:y="4.898cm">
          <text:p text:style-name="P18"><text:span text:style-name="T13">JAVA </text:span></text:p>
          <text:p text:style-name="P18"><text:span text:style-name="T13">VIRTUAL</text:span></text:p>
          <text:p text:style-name="P18"><text:span text:style-name="T13">MACHI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19" draw:layer="layout" svg:width="4.32cm" svg:height="2.6cm" svg:x="16.632cm" svg:y="4.898cm">
          <text:p text:style-name="P18"><text:span text:style-name="T13">JAVA </text:span></text:p>
          <text:p text:style-name="P18"><text:span text:style-name="T13">COMPUTER</text:span></text:p>
          <text:p text:style-name="P18"><text:span text:style-name="T13">LANGUA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6" draw:text-style-name="P28" draw:layer="layout" svg:width="5.483cm" svg:height="2.6cm" svg:x="5.8cm" svg:y="11.995cm">
          <text:p text:style-name="P22"><text:span text:style-name="T14">PHP COMMAND </text:span></text:p>
          <text:p text:style-name="P22"><text:span text:style-name="T14">WEB ADDRES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20" draw:layer="layout" svg:width="1.548cm" svg:height="0.6cm" svg:x="20.952cm" svg:y="6cm">
          <text:p/>
          <draw:enhanced-geometry svg:viewBox="0 0 21600 21600" draw:text-areas="0 ?f0 ?f5 ?f2" draw:type="right-arrow" draw:modifiers="14724.5901639344 8374.0432612312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7" draw:text-style-name="P30" draw:layer="layout" svg:width="5.66cm" svg:height="2.6cm" svg:x="23.711cm" svg:y="1.296cm">
          <text:p text:style-name="P29"><text:span text:style-name="T18">MACRO </text:span></text:p>
          <text:p text:style-name="P29"><text:span text:style-name="T18">(VISUAL BASIC </text:span></text:p>
          <text:p text:style-name="P29"><text:span text:style-name="T18">FOR APPLI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20" draw:layer="layout" svg:width="1.092cm" svg:height="0.6cm" draw:transform="rotate (-3.14159265358979) translate (26.5cm 6.601cm)">
          <text:p/>
          <draw:enhanced-geometry svg:viewBox="0 0 21600 21600" draw:text-areas="0 ?f0 ?f5 ?f2" draw:type="right-arrow" draw:modifiers="14724.5901639344 8374.0432612312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8" draw:text-style-name="P32" draw:layer="layout" svg:width="3.3cm" svg:height="2.6cm" svg:x="26.3cm" svg:y="5.195cm">
          <text:p text:style-name="P31"><text:span text:style-name="T19">BATCH</text:span></text:p>
          <text:p text:style-name="P31"><text:span text:style-name="T20">COMMAND</text:span><text:span text:style-name="T19"> </text:span></text:p>
          <text:p text:style-name="P31"><text:span text:style-name="T19">FI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9" draw:text-style-name="P34" draw:layer="layout" svg:width="4.572cm" svg:height="1.8cm" svg:x="12.928cm" svg:y="12.6cm">
          <text:p text:style-name="P33"><text:span text:style-name="T21">DATA PACKET</text:span></text:p>
          <text:p text:style-name="P33"><text:span text:style-name="T21">JSON FORMA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32" draw:layer="layout" svg:width="3.3cm" svg:height="2.6cm" svg:x="14.4cm" svg:y="9.5cm">
          <text:p text:style-name="P31"><text:span text:style-name="T19">BATCH </text:span></text:p>
          <text:p text:style-name="P31"><text:span text:style-name="T20">COMMAND</text:span><text:span text:style-name="T19"> </text:span></text:p>
          <text:p text:style-name="P31"><text:span text:style-name="T19">FI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20" draw:layer="layout" svg:width="1.092cm" svg:height="0.6cm" draw:transform="rotate (-3.14159265358979) translate (18.8cm 11.901cm)">
          <text:p/>
          <draw:enhanced-geometry svg:viewBox="0 0 21600 21600" draw:text-areas="0 ?f0 ?f5 ?f2" draw:type="right-arrow" draw:modifiers="14724.5901639344 8374.0432612312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1" draw:text-style-name="P20" draw:layer="layout" svg:width="0.653cm" svg:height="1.902cm" svg:x="16.829cm" svg:y="7.498cm">
          <text:p/>
          <draw:enhanced-geometry svg:viewBox="0 0 21600 21600" draw:mirror-horizontal="false" draw:mirror-vertical="false" draw:text-areas="?f0 ?f7 ?f2 21600" draw:type="up-arrow" draw:modifiers="8819.33788754598 7959.63302752294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2" draw:text-style-name="P43" draw:layer="layout" svg:width="4.3cm" svg:height="5cm" svg:x="24.9cm" svg:y="9.8cm">
          <text:p text:style-name="P35"><text:span text:style-name="T15">MYSQL</text:span></text:p>
          <text:p text:style-name="P35"><text:span text:style-name="T15">DATABASE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2" draw:text-style-name="P20" draw:layer="layout" svg:width="0.653cm" svg:height="1.3cm" svg:x="8.47cm" svg:y="6.896cm">
          <text:p/>
          <draw:enhanced-geometry svg:viewBox="0 0 21600 21600" draw:text-areas="?f0 0 ?f2 ?f5" draw:type="down-arrow" draw:modifiers="12947.0529470529 8014.64226289517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2" draw:text-style-name="P20" draw:layer="layout" svg:width="0.653cm" svg:height="1.3cm" svg:x="8.47cm" svg:y="3.697cm">
          <text:p/>
          <draw:enhanced-geometry svg:viewBox="0 0 21600 21600" draw:text-areas="?f0 0 ?f2 ?f5" draw:type="down-arrow" draw:modifiers="12947.0529470529 8014.64226289517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3" draw:text-style-name="P28" draw:layer="layout" svg:width="4.572cm" svg:height="3.706cm" svg:x="18.812cm" svg:y="10.894cm">
          <text:p text:style-name="P22"><text:span text:style-name="T14">PHP</text:span></text:p>
          <text:p text:style-name="P22"><text:span text:style-name="T14">COMPUTER</text:span></text:p>
          <text:p text:style-name="P22"><text:span text:style-name="T14">LANGUA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4" draw:text-style-name="P38" draw:layer="layout" svg:width="2.9cm" svg:height="2.2cm" svg:x="3.9cm" svg:y="5cm">
          <text:p text:style-name="P37"><text:span text:style-name="T22">TAB-DLTD</text:span></text:p>
          <text:p text:style-name="P37"><text:span text:style-name="T22">.TXT FILE </text:span></text:p>
          <text:p text:style-name="P37"><text:span text:style-name="T22">[PAYSLIP]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20" draw:layer="layout" svg:width="0.653cm" svg:height="1.399cm" svg:x="5.723cm" svg:y="3.596cm">
          <text:p/>
          <draw:enhanced-geometry svg:viewBox="0 0 21600 21600" draw:text-areas="?f0 0 ?f2 ?f5" draw:type="down-arrow" draw:modifiers="12947.0529470529 8014.64226289517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5" draw:text-style-name="P38" draw:layer="layout" svg:width="2.9cm" svg:height="2.2cm" svg:x="22.5cm" svg:y="5.3cm">
          <text:p text:style-name="P37"><text:span text:style-name="T22">TAB-DLTD</text:span></text:p>
          <text:p text:style-name="P37"><text:span text:style-name="T22">.TXT FILE </text:span></text:p>
          <text:p text:style-name="P37"><text:span text:style-name="T22">[PAYSLIP]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20" draw:layer="layout" svg:width="1.092cm" svg:height="0.6cm" draw:transform="rotate (-3.14159265358979) translate (7.9cm 6.301cm)">
          <text:p/>
          <draw:enhanced-geometry svg:viewBox="0 0 21600 21600" draw:text-areas="0 ?f0 ?f5 ?f2" draw:type="right-arrow" draw:modifiers="14724.5901639344 8374.0432612312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6" draw:text-style-name="P30" draw:layer="layout" svg:width="5.66cm" svg:height="2.6cm" svg:x="5.558cm" svg:y="1.296cm">
          <text:p text:style-name="P29"><text:span text:style-name="T18">MACRO </text:span></text:p>
          <text:p text:style-name="P29"><text:span text:style-name="T18">(VISUAL BASIC </text:span></text:p>
          <text:p text:style-name="P29"><text:span text:style-name="T18">FOR APPLI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7" draw:text-style-name="P40" draw:layer="layout" svg:width="3.398cm" svg:height="2.095cm" svg:x="7.702cm" svg:y="5cm">
          <text:p text:style-name="P39"><text:span text:style-name="T20">BATCH </text:span></text:p>
          <text:p text:style-name="P39"><text:span text:style-name="T20">COMMAND </text:span></text:p>
          <text:p text:style-name="P39"><text:span text:style-name="T20">FILE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1">
          <draw:page-thumbnail draw:style-name="gr12" draw:layer="layout" svg:width="19.798cm" svg:height="11.136cm" svg:x="0.6cm" svg:y="2.257cm" draw:page-number="4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Pastel_20_Bouquet" draw:display-name="Pastel Bouquet" draw:style="linear" draw:start-color="#dde8cb" draw:end-color="#ffd7d7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_35__20_Percent" draw:display-name="5 Percent" xlink:href="Pictures/1000000000000008000000088BCDCF6062CA57BF.png" xlink:type="simple" xlink:show="embed" xlink:actuate="onLoad"/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Dot" draw:style="rect" draw:dots1="1" draw:dots1-length="100%" draw:distance="100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P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1.8999996185303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6cm" fo:margin-bottom="0cm" fo:text-indent="0cm"/>
      <style:text-properties fo:font-size="27.8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6cm" fo:margin-bottom="0cm" fo:text-indent="0cm"/>
      <style:text-properties fo:font-size="23.8999996185303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6cm" fo:margin-bottom="0cm" fo:text-indent="0cm"/>
      <style:text-properties fo:font-size="19.8999996185303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6cm" fo:margin-bottom="0cm" fo:text-indent="0cm"/>
      <style:text-properties fo:font-size="19.8999996185303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6cm" fo:margin-bottom="0cm" fo:text-indent="0cm"/>
      <style:text-properties fo:font-size="19.8999996185303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6cm" fo:margin-bottom="0cm" fo:text-indent="0cm"/>
      <style:text-properties fo:font-size="19.8999996185303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6cm" fo:margin-bottom="0cm" fo:text-indent="0cm"/>
      <style:text-properties fo:font-size="19.8999996185303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6cm" fo:margin-bottom="0cm" fo:text-indent="0cm"/>
      <style:text-properties fo:font-size="19.8999996185303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3.9000015258789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0.48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4.649cm" svg:x="1cm" svg:y="3.948cm"/>
      <draw:page-thumbnail draw:layer="backgroundobjects" svg:width="8.999cm" svg:height="4.649cm" svg:x="1cm" svg:y="12.524cm"/>
      <draw:page-thumbnail draw:layer="backgroundobjects" svg:width="8.999cm" svg:height="4.649cm" svg:x="1cm" svg:y="21.1cm"/>
      <draw:page-thumbnail draw:layer="backgroundobjects" svg:width="8.999cm" svg:height="4.649cm" svg:x="11cm" svg:y="3.948cm"/>
      <draw:page-thumbnail draw:layer="backgroundobjects" svg:width="8.999cm" svg:height="4.649cm" svg:x="11cm" svg:y="12.524cm"/>
      <draw:page-thumbnail draw:layer="backgroundobjects" svg:width="8.999cm" svg:height="4.649cm" svg:x="11cm" svg:y="21.1cm"/>
    </style:handout-master>
    <style:master-page style:name="Default" style:page-layout-name="PM1" draw:style-name="Mdp1">
      <draw:frame presentation:style-name="Default-title" draw:layer="backgroundobjects" svg:width="27.431cm" svg:height="2.629cm" svg:x="1.521cm" svg:y="0.624cm" presentation:class="title" presentation:placeholder="true">
        <draw:text-box/>
      </draw:frame>
      <draw:frame presentation:style-name="Default-outline1" draw:layer="backgroundobjects" svg:width="27.431cm" svg:height="9.133cm" svg:x="1.521cm" svg:y="3.681cm" presentation:class="outline" presentation:placeholder="true">
        <draw:text-box/>
      </draw:frame>
      <draw:frame presentation:style-name="Mpr1" draw:text-style-name="MP2" draw:layer="backgroundobjects" svg:width="7.101cm" svg:height="1.085cm" svg:x="1.521cm" svg:y="14.34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9.661cm" svg:height="1.085cm" svg:x="10.421cm" svg:y="14.34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7.101cm" svg:height="1.085cm" svg:x="21.851cm" svg:y="14.34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12T12:26:46.346224437</meta:creation-date>
    <dc:date>2021-05-16T11:40:06.279294079</dc:date>
    <meta:editing-duration>PT4H21M32S</meta:editing-duration>
    <meta:editing-cycles>201</meta:editing-cycles>
    <meta:generator>LibreOffice/6.4.6.2$Linux_X86_64 LibreOffice_project/40$Build-2</meta:generator>
    <meta:document-statistic meta:object-count="127"/>
  </office:meta>
</office:document-meta>
</file>